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CJK SC1" svg:font-family="'Noto Sans CJK SC'" style:font-family-generic="swiss"/>
    <style:font-face style:name="宋体1" svg:font-family="宋体" style:font-pitch="variable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表格3" style:family="table">
      <style:table-properties style:width="17.191cm" table:align="margins" style:writing-mode="lr-tb"/>
    </style:style>
    <style:style style:name="表格3.A" style:family="table-column">
      <style:table-column-properties style:column-width="4.297cm" style:rel-column-width="16383*"/>
    </style:style>
    <style:style style:name="表格3.D" style:family="table-column">
      <style:table-column-properties style:column-width="4.299cm" style:rel-column-width="16386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D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8.533cm" table:align="center" style:writing-mode="lr-tb"/>
    </style:style>
    <style:style style:name="表格2.A" style:family="table-column">
      <style:table-column-properties style:column-width="2.457cm"/>
    </style:style>
    <style:style style:name="表格2.B" style:family="table-column">
      <style:table-column-properties style:column-width="0.436cm"/>
    </style:style>
    <style:style style:name="表格2.C" style:family="table-column">
      <style:table-column-properties style:column-width="2.558cm"/>
    </style:style>
    <style:style style:name="表格2.D" style:family="table-column">
      <style:table-column-properties style:column-width="2.995cm"/>
    </style:style>
    <style:style style:name="表格2.E" style:family="table-column">
      <style:table-column-properties style:column-width="2.815cm"/>
    </style:style>
    <style:style style:name="表格2.F" style:family="table-column">
      <style:table-column-properties style:column-width="3.75cm"/>
    </style:style>
    <style:style style:name="表格2.G" style:family="table-column">
      <style:table-column-properties style:column-width="3.522cm"/>
    </style:style>
    <style:style style:name="表格2.1" style:family="table-row">
      <style:table-row-properties style:min-row-height="0.88cm" fo:keep-together="auto"/>
    </style:style>
    <style:style style:name="表格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G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2.2" style:family="table-row">
      <style:table-row-properties style:min-row-height="0.669cm" fo:keep-together="auto"/>
    </style:style>
    <style:style style:name="表格2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2.G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2.6" style:family="table-row">
      <style:table-row-properties style:min-row-height="0.741cm" fo:keep-together="auto"/>
    </style:style>
    <style:style style:name="表格2.7" style:family="table-row">
      <style:table-row-properties style:min-row-height="2.893cm" fo:keep-together="auto"/>
    </style:style>
    <style:style style:name="表格2.8" style:family="table-row">
      <style:table-row-properties style:min-row-height="0.847cm" fo:keep-together="auto"/>
    </style:style>
    <style:style style:name="表格1" style:family="table">
      <style:table-properties style:width="18.533cm" table:align="center" style:writing-mode="lr-tb"/>
    </style:style>
    <style:style style:name="表格1.A" style:family="table-column">
      <style:table-column-properties style:column-width="2.457cm"/>
    </style:style>
    <style:style style:name="表格1.B" style:family="table-column">
      <style:table-column-properties style:column-width="0.436cm"/>
    </style:style>
    <style:style style:name="表格1.C" style:family="table-column">
      <style:table-column-properties style:column-width="2.558cm"/>
    </style:style>
    <style:style style:name="表格1.D" style:family="table-column">
      <style:table-column-properties style:column-width="2.995cm"/>
    </style:style>
    <style:style style:name="表格1.E" style:family="table-column">
      <style:table-column-properties style:column-width="2.815cm"/>
    </style:style>
    <style:style style:name="表格1.F" style:family="table-column">
      <style:table-column-properties style:column-width="3.75cm"/>
    </style:style>
    <style:style style:name="表格1.G" style:family="table-column">
      <style:table-column-properties style:column-width="3.522cm"/>
    </style:style>
    <style:style style:name="表格1.1" style:family="table-row">
      <style:table-row-properties style:min-row-height="0.88cm" fo:keep-together="auto"/>
    </style:style>
    <style:style style:name="表格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G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2" style:family="table-row">
      <style:table-row-properties style:min-row-height="0.669cm" fo:keep-together="auto"/>
    </style:style>
    <style:style style:name="表格1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.G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1.6" style:family="table-row">
      <style:table-row-properties style:min-row-height="0.741cm" fo:keep-together="auto"/>
    </style:style>
    <style:style style:name="表格1.7" style:family="table-row">
      <style:table-row-properties style:min-row-height="2.893cm" fo:keep-together="auto"/>
    </style:style>
    <style:style style:name="表格1.8" style:family="table-row">
      <style:table-row-properties style:min-row-height="0.847cm" fo:keep-together="auto"/>
    </style:style>
    <style:style style:name="表格4" style:family="table">
      <style:table-properties style:width="18.533cm" table:align="center" style:writing-mode="lr-tb"/>
    </style:style>
    <style:style style:name="表格4.A" style:family="table-column">
      <style:table-column-properties style:column-width="2.457cm"/>
    </style:style>
    <style:style style:name="表格4.B" style:family="table-column">
      <style:table-column-properties style:column-width="0.436cm"/>
    </style:style>
    <style:style style:name="表格4.C" style:family="table-column">
      <style:table-column-properties style:column-width="2.558cm"/>
    </style:style>
    <style:style style:name="表格4.D" style:family="table-column">
      <style:table-column-properties style:column-width="2.995cm"/>
    </style:style>
    <style:style style:name="表格4.E" style:family="table-column">
      <style:table-column-properties style:column-width="2.815cm"/>
    </style:style>
    <style:style style:name="表格4.F" style:family="table-column">
      <style:table-column-properties style:column-width="3.75cm"/>
    </style:style>
    <style:style style:name="表格4.G" style:family="table-column">
      <style:table-column-properties style:column-width="3.522cm"/>
    </style:style>
    <style:style style:name="表格4.1" style:family="table-row">
      <style:table-row-properties style:min-row-height="0.88cm" fo:keep-together="auto"/>
    </style:style>
    <style:style style:name="表格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4.G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4.2" style:family="table-row">
      <style:table-row-properties style:min-row-height="0.669cm" fo:keep-together="auto"/>
    </style:style>
    <style:style style:name="表格4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4.G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4.6" style:family="table-row">
      <style:table-row-properties style:min-row-height="0.741cm" fo:keep-together="auto"/>
    </style:style>
    <style:style style:name="表格4.7" style:family="table-row">
      <style:table-row-properties style:min-row-height="2.893cm" fo:keep-together="auto"/>
    </style:style>
    <style:style style:name="表格4.8" style:family="table-row">
      <style:table-row-properties style:min-row-height="0.847cm" fo:keep-together="auto"/>
    </style:style>
    <style:style style:name="表格5" style:family="table">
      <style:table-properties style:width="18.533cm" table:align="center" style:writing-mode="lr-tb"/>
    </style:style>
    <style:style style:name="表格5.A" style:family="table-column">
      <style:table-column-properties style:column-width="2.457cm"/>
    </style:style>
    <style:style style:name="表格5.B" style:family="table-column">
      <style:table-column-properties style:column-width="0.436cm"/>
    </style:style>
    <style:style style:name="表格5.C" style:family="table-column">
      <style:table-column-properties style:column-width="2.558cm"/>
    </style:style>
    <style:style style:name="表格5.D" style:family="table-column">
      <style:table-column-properties style:column-width="2.995cm"/>
    </style:style>
    <style:style style:name="表格5.E" style:family="table-column">
      <style:table-column-properties style:column-width="2.815cm"/>
    </style:style>
    <style:style style:name="表格5.F" style:family="table-column">
      <style:table-column-properties style:column-width="3.75cm"/>
    </style:style>
    <style:style style:name="表格5.G" style:family="table-column">
      <style:table-column-properties style:column-width="3.522cm"/>
    </style:style>
    <style:style style:name="表格5.1" style:family="table-row">
      <style:table-row-properties style:min-row-height="0.88cm" fo:keep-together="auto"/>
    </style:style>
    <style:style style:name="表格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5.G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5.2" style:family="table-row">
      <style:table-row-properties style:min-row-height="0.669cm" fo:keep-together="auto"/>
    </style:style>
    <style:style style:name="表格5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5.G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5.6" style:family="table-row">
      <style:table-row-properties style:min-row-height="0.741cm" fo:keep-together="auto"/>
    </style:style>
    <style:style style:name="表格5.7" style:family="table-row">
      <style:table-row-properties style:min-row-height="2.893cm" fo:keep-together="auto"/>
    </style:style>
    <style:style style:name="表格5.8" style:family="table-row">
      <style:table-row-properties style:min-row-height="0.847cm" fo:keep-together="auto"/>
    </style:style>
    <style:style style:name="表格6" style:family="table">
      <style:table-properties style:width="18.533cm" table:align="center" style:writing-mode="lr-tb"/>
    </style:style>
    <style:style style:name="表格6.A" style:family="table-column">
      <style:table-column-properties style:column-width="2.457cm"/>
    </style:style>
    <style:style style:name="表格6.B" style:family="table-column">
      <style:table-column-properties style:column-width="0.436cm"/>
    </style:style>
    <style:style style:name="表格6.C" style:family="table-column">
      <style:table-column-properties style:column-width="2.558cm"/>
    </style:style>
    <style:style style:name="表格6.D" style:family="table-column">
      <style:table-column-properties style:column-width="2.995cm"/>
    </style:style>
    <style:style style:name="表格6.E" style:family="table-column">
      <style:table-column-properties style:column-width="2.815cm"/>
    </style:style>
    <style:style style:name="表格6.F" style:family="table-column">
      <style:table-column-properties style:column-width="3.75cm"/>
    </style:style>
    <style:style style:name="表格6.G" style:family="table-column">
      <style:table-column-properties style:column-width="3.522cm"/>
    </style:style>
    <style:style style:name="表格6.1" style:family="table-row">
      <style:table-row-properties style:min-row-height="0.88cm" fo:keep-together="auto"/>
    </style:style>
    <style:style style:name="表格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6.G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6.2" style:family="table-row">
      <style:table-row-properties style:min-row-height="0.669cm" fo:keep-together="auto"/>
    </style:style>
    <style:style style:name="表格6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6.G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6.6" style:family="table-row">
      <style:table-row-properties style:min-row-height="0.741cm" fo:keep-together="auto"/>
    </style:style>
    <style:style style:name="表格6.7" style:family="table-row">
      <style:table-row-properties style:min-row-height="2.893cm" fo:keep-together="auto"/>
    </style:style>
    <style:style style:name="表格6.8" style:family="table-row">
      <style:table-row-properties style:min-row-height="0.847cm" fo:keep-together="auto"/>
    </style:style>
    <style:style style:name="表格7" style:family="table">
      <style:table-properties style:width="18.533cm" table:align="center" style:writing-mode="lr-tb"/>
    </style:style>
    <style:style style:name="表格7.A" style:family="table-column">
      <style:table-column-properties style:column-width="2.457cm"/>
    </style:style>
    <style:style style:name="表格7.B" style:family="table-column">
      <style:table-column-properties style:column-width="0.436cm"/>
    </style:style>
    <style:style style:name="表格7.C" style:family="table-column">
      <style:table-column-properties style:column-width="2.558cm"/>
    </style:style>
    <style:style style:name="表格7.D" style:family="table-column">
      <style:table-column-properties style:column-width="2.995cm"/>
    </style:style>
    <style:style style:name="表格7.E" style:family="table-column">
      <style:table-column-properties style:column-width="2.815cm"/>
    </style:style>
    <style:style style:name="表格7.F" style:family="table-column">
      <style:table-column-properties style:column-width="3.75cm"/>
    </style:style>
    <style:style style:name="表格7.G" style:family="table-column">
      <style:table-column-properties style:column-width="3.522cm"/>
    </style:style>
    <style:style style:name="表格7.1" style:family="table-row">
      <style:table-row-properties style:min-row-height="0.88cm" fo:keep-together="auto"/>
    </style:style>
    <style:style style:name="表格7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7.G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7.2" style:family="table-row">
      <style:table-row-properties style:min-row-height="0.669cm" fo:keep-together="auto"/>
    </style:style>
    <style:style style:name="表格7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7.G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7.6" style:family="table-row">
      <style:table-row-properties style:min-row-height="0.741cm" fo:keep-together="auto"/>
    </style:style>
    <style:style style:name="表格7.7" style:family="table-row">
      <style:table-row-properties style:min-row-height="2.893cm" fo:keep-together="auto"/>
    </style:style>
    <style:style style:name="表格7.8" style:family="table-row">
      <style:table-row-properties style:min-row-height="0.847cm" fo:keep-together="auto"/>
    </style:style>
    <style:style style:name="表格8" style:family="table">
      <style:table-properties style:width="18.533cm" table:align="center" style:writing-mode="lr-tb"/>
    </style:style>
    <style:style style:name="表格8.A" style:family="table-column">
      <style:table-column-properties style:column-width="2.457cm"/>
    </style:style>
    <style:style style:name="表格8.B" style:family="table-column">
      <style:table-column-properties style:column-width="0.436cm"/>
    </style:style>
    <style:style style:name="表格8.C" style:family="table-column">
      <style:table-column-properties style:column-width="2.558cm"/>
    </style:style>
    <style:style style:name="表格8.D" style:family="table-column">
      <style:table-column-properties style:column-width="2.995cm"/>
    </style:style>
    <style:style style:name="表格8.E" style:family="table-column">
      <style:table-column-properties style:column-width="2.815cm"/>
    </style:style>
    <style:style style:name="表格8.F" style:family="table-column">
      <style:table-column-properties style:column-width="3.75cm"/>
    </style:style>
    <style:style style:name="表格8.G" style:family="table-column">
      <style:table-column-properties style:column-width="3.522cm"/>
    </style:style>
    <style:style style:name="表格8.1" style:family="table-row">
      <style:table-row-properties style:min-row-height="0.88cm" fo:keep-together="auto"/>
    </style:style>
    <style:style style:name="表格8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8.G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8.2" style:family="table-row">
      <style:table-row-properties style:min-row-height="0.669cm" fo:keep-together="auto"/>
    </style:style>
    <style:style style:name="表格8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8.G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8.6" style:family="table-row">
      <style:table-row-properties style:min-row-height="0.741cm" fo:keep-together="auto"/>
    </style:style>
    <style:style style:name="表格8.7" style:family="table-row">
      <style:table-row-properties style:min-row-height="2.893cm" fo:keep-together="auto"/>
    </style:style>
    <style:style style:name="表格8.8" style:family="table-row">
      <style:table-row-properties style:min-row-height="0.847cm" fo:keep-together="auto"/>
    </style:style>
    <style:style style:name="P1" style:family="paragraph" style:parent-style-name="Header">
      <style:paragraph-properties>
        <style:tab-stops>
          <style:tab-stop style:position="8.595cm" style:type="center"/>
          <style:tab-stop style:position="17.191cm" style:type="right"/>
        </style:tab-stops>
      </style:paragraph-properties>
    </style:style>
    <style:style style:name="P2" style:family="paragraph" style:parent-style-name="Standard">
      <style:paragraph-properties fo:margin-top="0.55cm" fo:margin-bottom="0.55cm" loext:contextual-spacing="false" fo:line-height="150%"/>
    </style:style>
    <style:style style:name="P3" style:family="paragraph" style:parent-style-name="Standard">
      <style:paragraph-properties fo:margin-top="0.55cm" fo:margin-bottom="0.55cm" loext:contextual-spacing="false" fo:line-height="150%" fo:text-align="center" style:justify-single-word="false"/>
    </style:style>
    <style:style style:name="P4" style:family="paragraph" style:parent-style-name="Standard">
      <style:paragraph-properties fo:margin-top="0.55cm" fo:margin-bottom="0.55cm" loext:contextual-spacing="false" fo:line-height="150%"/>
      <style:text-properties officeooo:paragraph-rsid="002f1d8a"/>
    </style:style>
    <style:style style:name="P5" style:family="paragraph" style:parent-style-name="Standard">
      <style:paragraph-properties fo:margin-top="0.55cm" fo:margin-bottom="0.55cm" loext:contextual-spacing="false" fo:line-height="150%"/>
      <style:text-properties officeooo:paragraph-rsid="0030eea6"/>
    </style:style>
    <style:style style:name="P6" style:family="paragraph" style:parent-style-name="Standard">
      <style:paragraph-properties fo:margin-top="0.55cm" fo:margin-bottom="0.55cm" loext:contextual-spacing="false" fo:line-height="150%" fo:text-align="center" style:justify-single-word="false"/>
      <style:text-properties style:font-name="宋体" fo:font-size="16pt" fo:font-weight="bold" style:font-size-asian="16pt" style:font-weight-asian="bold" style:font-name-complex="宋体" style:font-size-complex="16pt" style:font-weight-complex="bold"/>
    </style:style>
    <style:style style:name="P7" style:family="paragraph" style:parent-style-name="Standard">
      <style:paragraph-properties fo:margin-top="0.55cm" fo:margin-bottom="0.55cm" loext:contextual-spacing="false" fo:line-height="150%" fo:text-align="center" style:justify-single-word="false"/>
      <style:text-properties style:font-name="宋体" fo:font-size="16pt" fo:font-weight="bold" officeooo:paragraph-rsid="002f1d8a" style:font-size-asian="16pt" style:font-weight-asian="bold" style:font-name-complex="宋体" style:font-size-complex="16pt" style:font-weight-complex="bold"/>
    </style:style>
    <style:style style:name="P8" style:family="paragraph" style:parent-style-name="Standard">
      <style:paragraph-properties fo:margin-top="0.55cm" fo:margin-bottom="0.55cm" loext:contextual-spacing="false" fo:line-height="150%" fo:text-align="center" style:justify-single-word="false"/>
      <style:text-properties style:font-name="宋体" fo:font-size="16pt" fo:font-weight="bold" officeooo:paragraph-rsid="0030eea6" style:font-size-asian="16pt" style:font-weight-asian="bold" style:font-name-complex="宋体" style:font-size-complex="16pt" style:font-weight-complex="bold"/>
    </style:style>
    <style:style style:name="P9" style:family="paragraph" style:parent-style-name="Standard">
      <style:paragraph-properties fo:margin-top="0.55cm" fo:margin-bottom="0.55cm" loext:contextual-spacing="false" fo:line-height="150%"/>
      <style:text-properties style:font-name="宋体" style:font-name-complex="宋体" style:font-size-complex="10.5pt"/>
    </style:style>
    <style:style style:name="P10" style:family="paragraph" style:parent-style-name="Standard">
      <style:paragraph-properties fo:margin-top="0.55cm" fo:margin-bottom="0.55cm" loext:contextual-spacing="false" fo:line-height="150%" fo:text-align="center" style:justify-single-word="false"/>
      <style:text-properties style:font-name="宋体" style:font-name-complex="宋体" style:font-size-complex="10.5pt"/>
    </style:style>
    <style:style style:name="P11" style:family="paragraph" style:parent-style-name="Standard">
      <style:paragraph-properties fo:margin-top="0.55cm" fo:margin-bottom="0.55cm" loext:contextual-spacing="false" fo:line-height="150%" fo:text-align="center" style:justify-single-word="false"/>
      <style:text-properties style:font-name="宋体" officeooo:paragraph-rsid="002f1d8a" style:font-name-complex="宋体" style:font-size-complex="10.5pt"/>
    </style:style>
    <style:style style:name="P12" style:family="paragraph" style:parent-style-name="Standard">
      <style:paragraph-properties fo:margin-top="0.55cm" fo:margin-bottom="0.55cm" loext:contextual-spacing="false" fo:line-height="150%" fo:text-align="center" style:justify-single-word="false"/>
      <style:text-properties style:font-name="宋体" officeooo:paragraph-rsid="0030eea6" style:font-name-complex="宋体" style:font-size-complex="10.5pt"/>
    </style:style>
    <style:style style:name="P13" style:family="paragraph" style:parent-style-name="Standard">
      <style:paragraph-properties fo:margin-top="0.55cm" fo:margin-bottom="0.55cm" loext:contextual-spacing="false" fo:line-height="150%"/>
      <style:text-properties style:font-name="宋体" officeooo:paragraph-rsid="002f1d8a" style:font-name-complex="宋体" style:font-size-complex="10.5pt"/>
    </style:style>
    <style:style style:name="P14" style:family="paragraph" style:parent-style-name="Standard">
      <style:paragraph-properties fo:margin-top="0.55cm" fo:margin-bottom="0.55cm" loext:contextual-spacing="false" fo:line-height="150%"/>
      <style:text-properties style:font-name="宋体" officeooo:paragraph-rsid="0030eea6" style:font-name-complex="宋体" style:font-size-complex="10.5pt"/>
    </style:style>
    <style:style style:name="P15" style:family="paragraph" style:parent-style-name="Standard">
      <style:paragraph-properties fo:margin-top="0.55cm" fo:margin-bottom="0.55cm" loext:contextual-spacing="false" fo:line-height="150%"/>
      <style:text-properties style:font-name="宋体" officeooo:paragraph-rsid="0030f98c" style:font-name-complex="宋体" style:font-size-complex="10.5pt"/>
    </style:style>
    <style:style style:name="P16" style:family="paragraph" style:parent-style-name="Standard">
      <style:paragraph-properties fo:margin-top="0.55cm" fo:margin-bottom="0.55cm" loext:contextual-spacing="false" fo:line-height="150%"/>
      <style:text-properties style:font-name="宋体" officeooo:rsid="002e4bd2" officeooo:paragraph-rsid="002e4bd2" style:font-name-complex="宋体" style:font-size-complex="10.5pt"/>
    </style:style>
    <style:style style:name="P17" style:family="paragraph" style:parent-style-name="Standard">
      <style:paragraph-properties fo:margin-top="0.55cm" fo:margin-bottom="0.55cm" loext:contextual-spacing="false" fo:line-height="150%"/>
      <style:text-properties style:font-name="宋体" officeooo:rsid="002e4bd2" officeooo:paragraph-rsid="002f1d8a" style:font-name-complex="宋体" style:font-size-complex="10.5pt"/>
    </style:style>
    <style:style style:name="P18" style:family="paragraph" style:parent-style-name="Standard">
      <style:paragraph-properties fo:margin-top="0.55cm" fo:margin-bottom="0.55cm" loext:contextual-spacing="false" fo:line-height="150%"/>
      <style:text-properties style:font-name="宋体" officeooo:rsid="002e4bd2" officeooo:paragraph-rsid="0030eea6" style:font-name-complex="宋体" style:font-size-complex="10.5pt"/>
    </style:style>
    <style:style style:name="P19" style:family="paragraph" style:parent-style-name="Standard">
      <style:paragraph-properties fo:margin-top="0.55cm" fo:margin-bottom="0.55cm" loext:contextual-spacing="false" fo:line-height="150%"/>
      <style:text-properties style:font-name="宋体" officeooo:rsid="002f1d8a" officeooo:paragraph-rsid="002f1d8a" style:font-name-complex="宋体" style:font-size-complex="10.5pt"/>
    </style:style>
    <style:style style:name="P20" style:family="paragraph" style:parent-style-name="Standard">
      <style:paragraph-properties fo:margin-top="0.55cm" fo:margin-bottom="0.55cm" loext:contextual-spacing="false" fo:line-height="150%"/>
      <style:text-properties style:font-name="宋体" officeooo:rsid="0030eea6" officeooo:paragraph-rsid="0030eea6" style:font-name-complex="宋体" style:font-size-complex="10.5pt"/>
    </style:style>
    <style:style style:name="P21" style:family="paragraph" style:parent-style-name="Standard">
      <style:paragraph-properties fo:margin-top="0.55cm" fo:margin-bottom="0.55cm" loext:contextual-spacing="false" fo:line-height="150%"/>
      <style:text-properties style:font-name="宋体" fo:font-size="12pt" officeooo:rsid="002e4bd2" officeooo:paragraph-rsid="002e4bd2" style:font-size-asian="12pt" style:font-name-complex="宋体" style:font-size-complex="12pt"/>
    </style:style>
    <style:style style:name="P22" style:family="paragraph" style:parent-style-name="Standard">
      <style:paragraph-properties fo:margin-top="0.55cm" fo:margin-bottom="0.55cm" loext:contextual-spacing="false" fo:line-height="150%"/>
      <style:text-properties style:font-name="宋体" fo:font-size="12pt" officeooo:rsid="002e4bd2" officeooo:paragraph-rsid="002f1d8a" style:font-size-asian="12pt" style:font-name-complex="宋体" style:font-size-complex="12pt"/>
    </style:style>
    <style:style style:name="P23" style:family="paragraph" style:parent-style-name="Standard">
      <style:paragraph-properties fo:margin-top="0.55cm" fo:margin-bottom="0.55cm" loext:contextual-spacing="false" fo:line-height="150%"/>
      <style:text-properties style:font-name="宋体" fo:font-size="12pt" officeooo:rsid="002e4bd2" officeooo:paragraph-rsid="0030eea6" style:font-size-asian="12pt" style:font-name-complex="宋体" style:font-size-complex="12pt"/>
    </style:style>
    <style:style style:name="P24" style:family="paragraph" style:parent-style-name="Standard">
      <style:paragraph-properties fo:margin-top="0.55cm" fo:margin-bottom="0.55cm" loext:contextual-spacing="false" fo:line-height="150%"/>
      <style:text-properties style:font-size-complex="10.5pt"/>
    </style:style>
    <style:style style:name="P25" style:family="paragraph" style:parent-style-name="Standard">
      <style:paragraph-properties fo:margin-top="0.55cm" fo:margin-bottom="0.55cm" loext:contextual-spacing="false" fo:line-height="150%"/>
      <style:text-properties officeooo:paragraph-rsid="002f1d8a" style:font-size-complex="10.5pt"/>
    </style:style>
    <style:style style:name="P26" style:family="paragraph" style:parent-style-name="Standard">
      <style:paragraph-properties fo:margin-top="0.55cm" fo:margin-bottom="0.55cm" loext:contextual-spacing="false" fo:line-height="150%"/>
      <style:text-properties officeooo:paragraph-rsid="0030eea6" style:font-size-complex="10.5pt"/>
    </style:style>
    <style:style style:name="P27" style:family="paragraph" style:parent-style-name="Standard">
      <style:paragraph-properties fo:margin-top="0.55cm" fo:margin-bottom="0.55cm" loext:contextual-spacing="false" fo:line-height="150%"/>
      <style:text-properties officeooo:rsid="0030eea6" officeooo:paragraph-rsid="0030eea6"/>
    </style:style>
    <style:style style:name="P28" style:family="paragraph" style:parent-style-name="Standard">
      <style:paragraph-properties fo:margin-left="0cm" fo:margin-right="0cm" fo:margin-top="0.55cm" fo:margin-bottom="0.55cm" loext:contextual-spacing="false" fo:line-height="150%" fo:text-indent="0.741cm" style:auto-text-indent="false"/>
      <style:text-properties fo:color="#000000" style:font-name="宋体1" fo:font-size="10.5pt" fo:font-weight="normal" officeooo:rsid="0014dc68" officeooo:paragraph-rsid="0014dc68" style:font-name-asian="宋体1" style:font-size-asian="10.5pt" style:font-weight-asian="normal" style:font-size-complex="10.5pt" style:font-weight-complex="normal"/>
    </style:style>
    <style:style style:name="P29" style:family="paragraph" style:parent-style-name="Standard">
      <style:paragraph-properties fo:margin-left="0cm" fo:margin-right="0cm" fo:margin-top="0.55cm" fo:margin-bottom="0.55cm" loext:contextual-spacing="false" fo:line-height="150%" fo:text-indent="0.741cm" style:auto-text-indent="false"/>
      <style:text-properties fo:color="#000000" style:font-name="宋体1" fo:font-size="10.5pt" fo:font-weight="normal" officeooo:rsid="00162bda" officeooo:paragraph-rsid="00162bda" style:font-name-asian="宋体1" style:font-size-asian="10.5pt" style:font-weight-asian="normal" style:font-size-complex="10.5pt" style:font-weight-complex="normal"/>
    </style:style>
    <style:style style:name="P30" style:family="paragraph" style:parent-style-name="Standard">
      <style:paragraph-properties fo:margin-left="0cm" fo:margin-right="0cm" fo:margin-top="0.55cm" fo:margin-bottom="0.55cm" loext:contextual-spacing="false" fo:line-height="150%" fo:text-indent="0.741cm" style:auto-text-indent="false"/>
      <style:text-properties fo:color="#000000" style:font-name="宋体1" fo:font-size="10.5pt" fo:font-weight="normal" officeooo:rsid="00194e49" officeooo:paragraph-rsid="00162bda" style:font-name-asian="宋体1" style:font-size-asian="10.5pt" style:font-weight-asian="normal" style:font-size-complex="10.5pt" style:font-weight-complex="normal"/>
    </style:style>
    <style:style style:name="P31" style:family="paragraph" style:parent-style-name="Standard">
      <style:paragraph-properties fo:margin-left="0cm" fo:margin-right="0cm" fo:margin-top="0.55cm" fo:margin-bottom="0.55cm" loext:contextual-spacing="false" fo:text-indent="0.741cm" style:auto-text-indent="false"/>
      <style:text-properties style:font-name="宋体1" fo:font-size="10.5pt" officeooo:rsid="00261921" officeooo:paragraph-rsid="00261921" style:font-name-asian="宋体1" style:font-size-asian="10.5pt" style:font-size-complex="10.5pt"/>
    </style:style>
    <style:style style:name="P32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  <style:text-properties officeooo:rsid="00267697" officeooo:paragraph-rsid="00267697"/>
    </style:style>
    <style:style style:name="P37" style:family="paragraph" style:parent-style-name="Standard">
      <style:text-properties officeooo:paragraph-rsid="002f1d8a"/>
    </style:style>
    <style:style style:name="P38" style:family="paragraph" style:parent-style-name="Standard">
      <style:text-properties officeooo:paragraph-rsid="0030eea6"/>
    </style:style>
    <style:style style:name="P39" style:family="paragraph" style:parent-style-name="Standard">
      <style:paragraph-properties fo:margin-left="0cm" fo:margin-right="0cm" fo:margin-top="0.55cm" fo:margin-bottom="0.55cm" loext:contextual-spacing="false" fo:line-height="150%" fo:text-indent="0cm" style:auto-text-indent="false"/>
    </style:style>
    <style:style style:name="P40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43" style:family="paragraph" style:parent-style-name="Heading_20_1">
      <style:paragraph-properties fo:margin-top="0.55cm" fo:margin-bottom="0.55cm" loext:contextual-spacing="false" fo:line-height="150%"/>
      <style:text-properties style:language-asian="zh" style:country-asian="CN"/>
    </style:style>
    <style:style style:name="P44" style:family="paragraph" style:parent-style-name="Heading_20_2">
      <style:paragraph-properties fo:margin-top="0.55cm" fo:margin-bottom="0.55cm" loext:contextual-spacing="false"/>
    </style:style>
    <style:style style:name="P45" style:family="paragraph" style:parent-style-name="Heading_20_2">
      <style:paragraph-properties fo:margin-top="0.55cm" fo:margin-bottom="0.55cm" loext:contextual-spacing="false"/>
      <style:text-properties officeooo:paragraph-rsid="0017e7af"/>
    </style:style>
    <style:style style:name="P46" style:family="paragraph" style:parent-style-name="Heading_20_2">
      <style:paragraph-properties fo:margin-top="0.55cm" fo:margin-bottom="0.55cm" loext:contextual-spacing="false" fo:line-height="150%"/>
      <style:text-properties style:language-asian="zh" style:country-asian="CN"/>
    </style:style>
    <style:style style:name="P47" style:family="paragraph" style:parent-style-name="Heading_20_3">
      <style:text-properties fo:font-style="normal" style:font-style-asian="normal" style:font-style-complex="normal"/>
    </style:style>
    <style:style style:name="P48" style:family="paragraph" style:parent-style-name="Heading_20_3">
      <style:paragraph-properties fo:margin-top="0.55cm" fo:margin-bottom="0.55cm" loext:contextual-spacing="false"/>
    </style:style>
    <style:style style:name="P49" style:family="paragraph" style:parent-style-name="Heading_20_3">
      <style:paragraph-properties fo:margin-top="0.55cm" fo:margin-bottom="0.55cm" loext:contextual-spacing="false"/>
      <style:text-properties fo:font-style="normal" style:font-style-asian="normal" style:font-style-complex="normal"/>
    </style:style>
    <style:style style:name="P50" style:family="paragraph" style:parent-style-name="Standard" style:master-page-name="Standard">
      <style:paragraph-properties fo:margin-top="0.55cm" fo:margin-bottom="0.55cm" loext:contextual-spacing="false" fo:line-height="150%" fo:text-align="center" style:justify-single-word="false" style:page-number="auto"/>
      <style:text-properties fo:font-size="18pt" style:font-size-asian="18pt" style:font-size-complex="18pt"/>
    </style:style>
    <style:style style:name="P51" style:family="paragraph" style:parent-style-name="Standard" style:list-style-name="L2">
      <style:paragraph-properties fo:margin-top="0.55cm" fo:margin-bottom="0.55cm" loext:contextual-spacing="false" fo:line-height="150%"/>
      <style:text-properties fo:font-size="10.5pt" style:font-name-asian="宋体1" style:font-size-asian="10.5pt" style:font-size-complex="10.5pt"/>
    </style:style>
    <style:style style:name="P52" style:family="paragraph" style:parent-style-name="Standard" style:list-style-name="L3">
      <style:paragraph-properties fo:margin-top="0.55cm" fo:margin-bottom="0.55cm" loext:contextual-spacing="false" fo:line-height="150%"/>
      <style:text-properties fo:font-size="10.5pt" style:font-name-asian="宋体1" style:font-size-asian="10.5pt" style:font-size-complex="10.5pt"/>
    </style:style>
    <style:style style:name="P53" style:family="paragraph" style:parent-style-name="Standard" style:list-style-name="L7">
      <style:paragraph-properties fo:margin-top="0.55cm" fo:margin-bottom="0.55cm" loext:contextual-spacing="false"/>
      <style:text-properties fo:font-size="10.5pt" style:font-name-asian="宋体1" style:font-size-asian="10.5pt" style:font-size-complex="10.5pt"/>
    </style:style>
    <style:style style:name="P54" style:family="paragraph" style:parent-style-name="Standard" style:list-style-name="L8">
      <style:paragraph-properties fo:margin-top="0.55cm" fo:margin-bottom="0.55cm" loext:contextual-spacing="false"/>
      <style:text-properties fo:font-size="10.5pt" style:font-name-asian="宋体1" style:font-size-asian="10.5pt" style:font-size-complex="10.5pt"/>
    </style:style>
    <style:style style:name="P55" style:family="paragraph" style:parent-style-name="Standard" style:list-style-name="L6">
      <style:paragraph-properties fo:margin-top="0.55cm" fo:margin-bottom="0.55cm" loext:contextual-spacing="false"/>
      <style:text-properties fo:font-size="12pt" style:font-name-asian="宋体1" style:font-size-asian="10.5pt" style:font-size-complex="12pt"/>
    </style:style>
    <style:style style:name="P56" style:family="paragraph" style:parent-style-name="Standard" style:list-style-name="L6">
      <style:paragraph-properties fo:margin-top="0.55cm" fo:margin-bottom="0.55cm" loext:contextual-spacing="false"/>
      <style:text-properties style:font-name="宋体1" fo:font-size="10.5pt" officeooo:rsid="00267697" style:font-name-asian="宋体1" style:font-size-asian="10.5pt" style:font-size-complex="10.5pt"/>
    </style:style>
    <style:style style:name="P57" style:family="paragraph" style:parent-style-name="Standard" style:list-style-name="L7">
      <style:paragraph-properties fo:margin-top="0.55cm" fo:margin-bottom="0.55cm" loext:contextual-spacing="false"/>
      <style:text-properties style:font-name="宋体1" fo:font-size="10.5pt" style:font-name-asian="宋体1" style:font-size-asian="10.5pt" style:font-size-complex="10.5pt"/>
    </style:style>
    <style:style style:name="P58" style:family="paragraph" style:parent-style-name="Standard" style:list-style-name="L1">
      <style:paragraph-properties fo:margin-left="0cm" fo:margin-right="0cm" fo:margin-top="0.55cm" fo:margin-bottom="0.55cm" loext:contextual-spacing="false" fo:line-height="150%" fo:text-indent="0.741cm" style:auto-text-indent="false"/>
      <style:text-properties fo:color="#000000" style:font-name="宋体1" fo:font-size="10.5pt" fo:font-weight="normal" officeooo:rsid="0017e7af" officeooo:paragraph-rsid="00162bda" style:font-name-asian="宋体1" style:font-size-asian="10.5pt" style:font-weight-asian="normal" style:font-size-complex="10.5pt" style:font-weight-complex="normal"/>
    </style:style>
    <style:style style:name="P59" style:family="paragraph" style:parent-style-name="Standard" style:list-style-name="L4">
      <style:paragraph-properties fo:margin-left="0cm" fo:margin-right="0cm" fo:margin-top="0.55cm" fo:margin-bottom="0.55cm" loext:contextual-spacing="false" fo:text-indent="0.741cm" style:auto-text-indent="false"/>
      <style:text-properties fo:font-size="10.5pt" style:font-name-asian="宋体1" style:font-size-asian="10.5pt" style:font-size-complex="10.5pt"/>
    </style:style>
    <style:style style:name="P60" style:family="paragraph" style:parent-style-name="Standard" style:list-style-name="L5">
      <style:paragraph-properties fo:margin-left="0cm" fo:margin-right="0cm" fo:margin-top="0.55cm" fo:margin-bottom="0.55cm" loext:contextual-spacing="false" fo:text-indent="0.741cm" style:auto-text-indent="false"/>
      <style:text-properties officeooo:paragraph-rsid="00243229"/>
    </style:style>
    <style:style style:name="P61" style:family="paragraph" style:parent-style-name="Standard" style:list-style-name="L5">
      <style:paragraph-properties fo:margin-left="0cm" fo:margin-right="0cm" fo:margin-top="0.55cm" fo:margin-bottom="0.55cm" loext:contextual-spacing="false" fo:text-indent="0.741cm" style:auto-text-indent="false"/>
      <style:text-properties style:font-name="宋体1" fo:font-size="10.5pt" officeooo:rsid="00243229" officeooo:paragraph-rsid="00243229" style:font-name-asian="宋体1" style:font-size-asian="10.5pt" style:font-size-complex="10.5pt"/>
    </style:style>
    <style:style style:name="P62" style:family="paragraph" style:parent-style-name="Standard">
      <style:paragraph-properties fo:margin-left="0cm" fo:margin-right="0cm" fo:margin-top="0.55cm" fo:margin-bottom="0.55cm" loext:contextual-spacing="false" fo:line-height="150%" fo:text-indent="0cm" style:auto-text-indent="false"/>
      <style:text-properties fo:color="#000000"/>
    </style:style>
    <style:style style:name="T1" style:family="text">
      <style:text-properties style:font-name="宋体" style:font-name-complex="宋体"/>
    </style:style>
    <style:style style:name="T2" style:family="text">
      <style:text-properties style:font-name="宋体" style:font-name-complex="宋体" style:font-size-complex="10.5pt"/>
    </style:style>
    <style:style style:name="T3" style:family="text">
      <style:text-properties style:font-name="宋体" officeooo:rsid="0030eea6" style:font-name-complex="宋体" style:font-size-complex="10.5pt"/>
    </style:style>
    <style:style style:name="T4" style:family="text">
      <style:text-properties style:font-name="宋体" style:font-name-asian="宋体" style:font-name-complex="宋体"/>
    </style:style>
    <style:style style:name="T5" style:family="text">
      <style:text-properties style:font-name-asian="宋体"/>
    </style:style>
    <style:style style:name="T6" style:family="text">
      <style:text-properties officeooo:rsid="0017e7af"/>
    </style:style>
    <style:style style:name="T7" style:family="text">
      <style:text-properties officeooo:rsid="00194e49"/>
    </style:style>
    <style:style style:name="T8" style:family="text">
      <style:text-properties officeooo:rsid="001ec6cd"/>
    </style:style>
    <style:style style:name="T9" style:family="text">
      <style:text-properties style:font-name="宋体1" fo:font-size="10.5pt" officeooo:rsid="00243229" style:font-size-asian="10.5pt" style:font-size-complex="10.5pt"/>
    </style:style>
    <style:style style:name="T10" style:family="text">
      <style:text-properties style:font-name="宋体1" fo:font-size="10.5pt" officeooo:rsid="00243229" style:font-name-asian="宋体1" style:font-size-asian="10.5pt" style:font-size-complex="10.5pt"/>
    </style:style>
    <style:style style:name="T11" style:family="text">
      <style:text-properties style:font-name="宋体1" fo:font-size="10.5pt" style:font-size-complex="10.5pt"/>
    </style:style>
    <style:style style:name="T12" style:family="text">
      <style:text-properties style:font-name="宋体1" fo:font-size="10.5pt" officeooo:rsid="00267697" style:font-size-complex="10.5pt"/>
    </style:style>
    <style:style style:name="T13" style:family="text">
      <style:text-properties officeooo:rsid="00267697"/>
    </style:style>
    <style:style style:name="T14" style:family="text">
      <style:text-properties officeooo:rsid="002f1d8a"/>
    </style:style>
    <style:style style:name="T15" style:family="text">
      <style:text-properties fo:color="#ff4000" style:font-name="微软雅黑" style:font-name-complex="微软雅黑"/>
    </style:style>
    <style:style style:name="T16" style:family="text">
      <style:text-properties fo:color="#ff4000" style:font-name="宋体" style:font-name-complex="宋体"/>
    </style:style>
    <style:style style:name="T17" style:family="text">
      <style:text-properties officeooo:rsid="0030eea6"/>
    </style:style>
    <style:style style:name="T18" style:family="text">
      <style:text-properties style:use-window-font-color="true" style:font-name="宋体" fo:font-size="11pt" fo:language="en" fo:country="US" officeooo:rsid="0030eea6" style:font-name-asian="微软雅黑" style:font-size-asian="11pt" style:language-asian="zh" style:country-asian="CN" style:font-name-complex="宋体" style:font-size-complex="10.5pt" style:language-complex="ar" style:country-complex="SA"/>
    </style:style>
    <style:style style:name="fr1" style:family="graphic" style:parent-style-name="OLE">
      <style:graphic-properties style:run-through="foreground" style:wrap="none" style:horizontal-pos="center" style:horizontal-rel="paragraph" draw:ole-draw-aspect="1"/>
    </style:style>
    <style:style style:name="fr2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text:bookmark-start text:name="OLE_LINK1"/>Project1 矩阵、图伦、统计模块测试文档</text:p>
      <text:table-of-content text:style-name="Sect1" text:protected="true" text:name="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目录1_Head">
            <text:p text:style-name="Contents_20_Heading">目录</text:p>
          </text:index-title>
          <text:p text:style-name="P40"><text:a xlink:type="simple" xlink:href="#__RefHeading___Toc857_4233979817" text:style-name="Index_20_Link" text:visited-style-name="Index_20_Link">1 测试计划<text:tab/>2</text:a></text:p>
          <text:p text:style-name="P41"><text:a xlink:type="simple" xlink:href="#__RefHeading___Toc859_4233979817" text:style-name="Index_20_Link" text:visited-style-name="Index_20_Link">1.1 引言<text:tab/>2</text:a></text:p>
          <text:p text:style-name="P42"><text:a xlink:type="simple" xlink:href="#__RefHeading___Toc861_4233979817" text:style-name="Index_20_Link" text:visited-style-name="Index_20_Link">1.1.1 编写目的<text:tab/>2</text:a></text:p>
          <text:p text:style-name="P42"><text:a xlink:type="simple" xlink:href="#__RefHeading___Toc863_4233979817" text:style-name="Index_20_Link" text:visited-style-name="Index_20_Link">1.1.2 项目背景<text:tab/>2</text:a></text:p>
          <text:p text:style-name="P41"><text:a xlink:type="simple" xlink:href="#__RefHeading___Toc865_4233979817" text:style-name="Index_20_Link" text:visited-style-name="Index_20_Link">1.2 测试范围<text:tab/>3</text:a></text:p>
          <text:p text:style-name="P42"><text:a xlink:type="simple" xlink:href="#__RefHeading___Toc867_4233979817" text:style-name="Index_20_Link" text:visited-style-name="Index_20_Link">1.2.1 待测试特性<text:tab/>3</text:a></text:p>
          <text:p text:style-name="P42"><text:a xlink:type="simple" xlink:href="#__RefHeading___Toc869_4233979817" text:style-name="Index_20_Link" text:visited-style-name="Index_20_Link">1.2.2 不测试特性<text:tab/>3</text:a></text:p>
          <text:p text:style-name="P41"><text:a xlink:type="simple" xlink:href="#__RefHeading___Toc871_4233979817" text:style-name="Index_20_Link" text:visited-style-name="Index_20_Link">1.3 测试目标<text:tab/>4</text:a></text:p>
          <text:p text:style-name="P41"><text:a xlink:type="simple" xlink:href="#__RefHeading___Toc873_4233979817" text:style-name="Index_20_Link" text:visited-style-name="Index_20_Link">1.4 测试准则<text:tab/>4</text:a></text:p>
          <text:p text:style-name="P41"><text:a xlink:type="simple" xlink:href="#__RefHeading___Toc875_4233979817" text:style-name="Index_20_Link" text:visited-style-name="Index_20_Link">1.5 测试方法<text:tab/>5</text:a></text:p>
          <text:p text:style-name="P41"><text:a xlink:type="simple" xlink:href="#__RefHeading___Toc877_4233979817" text:style-name="Index_20_Link" text:visited-style-name="Index_20_Link">1.6 测试任务与进度<text:tab/>5</text:a></text:p>
          <text:p text:style-name="P41"><text:a xlink:type="simple" xlink:href="#__RefHeading___Toc879_4233979817" text:style-name="Index_20_Link" text:visited-style-name="Index_20_Link">1.7 测试环境<text:tab/>5</text:a></text:p>
          <text:p text:style-name="P41"><text:a xlink:type="simple" xlink:href="#__RefHeading___Toc881_4233979817" text:style-name="Index_20_Link" text:visited-style-name="Index_20_Link">1.8 测试风险<text:tab/>6</text:a></text:p>
          <text:p text:style-name="P41"><text:a xlink:type="simple" xlink:href="#__RefHeading___Toc883_4233979817" text:style-name="Index_20_Link" text:visited-style-name="Index_20_Link">1.9 测试提交物<text:tab/>6</text:a></text:p>
          <text:p text:style-name="P40"><text:a xlink:type="simple" xlink:href="#__RefHeading___Toc885_4233979817" text:style-name="Index_20_Link" text:visited-style-name="Index_20_Link">2 测试用例设计<text:tab/>6</text:a></text:p>
          <text:p text:style-name="P41"><text:a xlink:type="simple" xlink:href="#__RefHeading___Toc887_4233979817" text:style-name="Index_20_Link" text:visited-style-name="Index_20_Link">2.1 等价类划分<text:tab/>6</text:a></text:p>
          <text:p text:style-name="P41"><text:a xlink:type="simple" xlink:href="#__RefHeading___Toc889_4233979817" text:style-name="Index_20_Link" text:visited-style-name="Index_20_Link">2.2 测试用例设计<text:tab/>7</text:a></text:p>
          <text:p text:style-name="P40"><text:a xlink:type="simple" xlink:href="#__RefHeading___Toc893_4233979817" text:style-name="Index_20_Link" text:visited-style-name="Index_20_Link">3 缺陷报告<text:tab/>8</text:a></text:p>
        </text:index-body>
      </text:table-of-content>
      <text:h text:style-name="P43" text:outline-level="1"><text:bookmark-start text:name="__RefHeading___Toc857_4233979817"/><text:soft-page-break/>测试计划<text:bookmark-end text:name="__RefHeading___Toc857_4233979817"/></text:h>
      <text:h text:style-name="P44" text:outline-level="2"><text:bookmark-start text:name="__RefHeading___Toc859_4233979817"/>引言<text:bookmark-end text:name="__RefHeading___Toc859_4233979817"/></text:h>
      <text:h text:style-name="P49" text:outline-level="3"><text:bookmark-start text:name="__RefHeading___Toc861_4233979817"/>编写目的<text:bookmark-end text:name="__RefHeading___Toc861_4233979817"/></text:h>
      <text:p text:style-name="P28">本文档主要目的是：确定项目测试的策略、范围和方法，使项目有测试工作的所有参与人员（此为课堂测试，故指的就是作者）对本项目的测试的目标、范围、策略、方法、组织、资源等有一个清晰的认识；使项目测试工作的所有参与人员理解测试控制过程；从策略角度说明本项目测试的组织和管理，指导测试进展，并作为项目工作实施的依据，本文档是本项目测试整个过程进行的依据、规范和标准。</text:p>
      <text:h text:style-name="P47" text:outline-level="3"><text:bookmark-start text:name="__RefHeading___Toc863_4233979817"/>项目背景<text:bookmark-end text:name="__RefHeading___Toc863_4233979817"/></text:h>
      <text:p text:style-name="P29">《软件测试与质量保证<text:span text:style-name="T6">》课程的期末项目，经过一学期对测试相关知识的学习，包括测试工具、测试设计方式、测试技术等的内容，掌握了软件测试基础理论。这是老师提供的项目，用以测试我们一学期所学的能力，这个项目是一个计算系统，用于处理各种计算，被分为9个部分，分别如下：</text:span></text:p>
      <text:list xml:id="list1000321596" text:style-name="L1">
        <text:list-item>
          <text:p text:style-name="P58">计算器</text:p>
        </text:list-item>
        <text:list-item>
          <text:p text:style-name="P58">矩阵、微积分、图论</text:p>
        </text:list-item>
        <text:list-item>
          <text:p text:style-name="P58">矩阵、命题逻辑、统计</text:p>
        </text:list-item>
        <text:list-item>
          <text:p text:style-name="P58">矩阵、命题逻辑、方程组</text:p>
        </text:list-item>
        <text:list-item>
          <text:p text:style-name="P58">矩阵、图论、统计</text:p>
        </text:list-item>
        <text:list-item>
          <text:p text:style-name="P58">微积分、命题逻辑、表达式</text:p>
        </text:list-item>
        <text:list-item>
          <text:p text:style-name="P58">微积分、命题逻辑、统计</text:p>
        </text:list-item>
        <text:list-item>
          <text:p text:style-name="P58"><text:soft-page-break/>微积分、图论、统计</text:p>
        </text:list-item>
        <text:list-item>
          <text:p text:style-name="P58">命题逻辑、和与积、统计</text:p>
        </text:list-item>
      </text:list>
      <text:p text:style-name="P29"><text:span text:style-name="T6">我负责的部分是</text:span><text:span text:style-name="T7">E，包括三个模块：矩阵、图论、统计，介绍如下：</text:span></text:p>
      <text:p text:style-name="P30">矩阵：包括两种运算：单目和双目，双目包括加、减、乘，单目包括求逆、化为梯阵</text:p>
      <text:p text:style-name="P30">图论：包括求最小生成树、最短路径和关键路径长</text:p>
      <text:p text:style-name="P30">统计：包括计算最大数、最小数、累加、累乘、算术平均数、几何平均数等等</text:p>
      <text:h text:style-name="P45" text:outline-level="2"><text:bookmark-start text:name="__RefHeading___Toc865_4233979817"/>测试范围<text:bookmark-end text:name="__RefHeading___Toc865_4233979817"/></text:h>
      <text:h text:style-name="P48" text:outline-level="3"><text:bookmark-start text:name="__RefHeading___Toc867_4233979817"/>待测试特性<text:bookmark-end text:name="__RefHeading___Toc867_4233979817"/></text:h>
      <text:list xml:id="list2248503864" text:style-name="L2">
        <text:list-item>
          <text:p text:style-name="P51">图论模块：输入结点数和图的邻接矩阵，然后计算三个东西：最小生成树、点到点最短路径和关键路径长。</text:p>
        </text:list-item>
        <text:list-item>
          <text:p text:style-name="P51">矩阵模块：输入矩阵的名称、尺寸信息和矩阵内容，添加矩阵，之后对输入的矩阵进行加、减、乘、求逆、化为梯阵。</text:p>
        </text:list-item>
        <text:list-item>
          <text:p text:style-name="P51">统计模块：输入一组数字，选择计算方式，包括平均数、方差、最大数等<text:span text:style-name="T8">10种，得出一个计算结果。</text:span></text:p>
        </text:list-item>
      </text:list>
      <text:h text:style-name="P48" text:outline-level="3"><text:bookmark-start text:name="__RefHeading___Toc869_4233979817"/>不测试特性<text:bookmark-end text:name="__RefHeading___Toc869_4233979817"/></text:h>
      <text:list xml:id="list883937264" text:style-name="L3">
        <text:list-item>
          <text:p text:style-name="P52">计算器模块：一个计算器，包括计算sin、cos、tan、sqrt等计算。</text:p>
        </text:list-item>
        <text:list-item>
          <text:p text:style-name="P52">行列式模块：输入阶数和行列式，计算最终结果。</text:p>
        </text:list-item>
        <text:list-item>
          <text:p text:style-name="P52"><text:soft-page-break/>微积分模块：输入一个定积分和微分的算式，计算最终结果。</text:p>
        </text:list-item>
        <text:list-item>
          <text:p text:style-name="P52">和与积模块：输入表达式，计算求和和求积的值。</text:p>
        </text:list-item>
        <text:list-item>
          <text:p text:style-name="P52">方程组模块：输入方程组的系数矩阵和未知数的个数，解方程组的解。</text:p>
        </text:list-item>
        <text:list-item>
          <text:p text:style-name="P52">表达式模块：输入表达式和参数，计算表达式的结果。</text:p>
        </text:list-item>
        <text:list-item>
          <text:p text:style-name="P52">命题逻辑模块：输入一个逻辑公式，得出真值表、主合取范式、主析取范式，还能验证公式二与公式一之间的关系。</text:p>
        </text:list-item>
        <text:list-item>
          <text:p text:style-name="P52">其余模块：包含常数、帮助、多项式是本次实验没有涉及到的模块。</text:p>
        </text:list-item>
      </text:list>
      <text:h text:style-name="P44" text:outline-level="2"><text:bookmark-start text:name="__RefHeading___Toc871_4233979817"/>测试目标<text:bookmark-end text:name="__RefHeading___Toc871_4233979817"/></text:h>
      <text:list xml:id="list2709242005" text:style-name="L4">
        <text:list-item>
          <text:p text:style-name="P59"><text:s/>发现图论模块尽可能多的功能上的缺陷</text:p>
        </text:list-item>
        <text:list-item>
          <text:p text:style-name="P59"><text:s/>发现矩阵模块尽可能多的功能上的缺陷</text:p>
        </text:list-item>
        <text:list-item>
          <text:p text:style-name="P59"><text:s/>发现统计模块尽可能多的功能上的缺陷</text:p>
        </text:list-item>
      </text:list>
      <text:h text:style-name="P44" text:outline-level="2"><text:bookmark-start text:name="__RefHeading___Toc873_4233979817"/>测试准则<text:bookmark-end text:name="__RefHeading___Toc873_4233979817"/></text:h>
      <text:list xml:id="list2771979176" text:style-name="L5">
        <text:list-item>
          <text:p text:style-name="P60"><text:span text:style-name="T9"><text:s/></text:span><text:span text:style-name="T10">所有的测试都追溯到用户需求——即系统的功能性和非功能性要求。</text:span></text:p>
        </text:list-item>
        <text:list-item>
          <text:p text:style-name="P61"><text:s/>在测试开始前，制定测试的计划。</text:p>
        </text:list-item>
        <text:list-item>
          <text:p text:style-name="P61"><text:s/>测试发现的错误80%很可能起源于20%的模块中。</text:p>
        </text:list-item>
        <text:list-item>
          <text:p text:style-name="P61"><text:s/>完全测试是不可能的——即穷举测试不现实。</text:p>
        </text:list-item>
        <text:list-item>
          <text:p text:style-name="P61"><text:soft-page-break/><text:s/>尽量避免测试的随机性。</text:p>
        </text:list-item>
        <text:list-item>
          <text:p text:style-name="P61"><text:s/>长期保留测试用例，直到系统作废。</text:p>
        </text:list-item>
        <text:list-item>
          <text:p text:style-name="P61"><text:s/>兼顾合理和不合理的输入数据。</text:p>
        </text:list-item>
        <text:list-item>
          <text:p text:style-name="P61"><text:s text:c="2"/>测试工作尽可能的早开始。</text:p>
        </text:list-item>
        <text:list-item>
          <text:p text:style-name="P61"><text:s/>充分注意测试中的群集现象。</text:p>
        </text:list-item>
      </text:list>
      <text:h text:style-name="P44" text:outline-level="2"><text:bookmark-start text:name="__RefHeading___Toc875_4233979817"/>测试方法<text:bookmark-end text:name="__RefHeading___Toc875_4233979817"/></text:h>
      <text:p text:style-name="P31">采用等价类划分法和边界值法，设计测试用例，进行黑盒测试。</text:p>
      <text:h text:style-name="P44" text:outline-level="2"><text:bookmark-start text:name="__RefHeading___Toc877_4233979817"/>测试任务与进度<text:bookmark-end text:name="__RefHeading___Toc877_4233979817"/></text:h>
      <table:table table:name="表格3" table:style-name="表格3">
        <table:table-column table:style-name="表格3.A" table:number-columns-repeated="3"/>
        <table:table-column table:style-name="表格3.D"/>
        <table:table-row>
          <table:table-cell table:style-name="表格3.A1" office:value-type="string">
            <text:p text:style-name="P35">测试活动</text:p>
          </table:table-cell>
          <table:table-cell table:style-name="表格3.A1" office:value-type="string">
            <text:p text:style-name="P35">计划开始时间</text:p>
          </table:table-cell>
          <table:table-cell table:style-name="表格3.A1" office:value-type="string">
            <text:p text:style-name="P35">实际开始时间</text:p>
          </table:table-cell>
          <table:table-cell table:style-name="表格3.D1" office:value-type="string">
            <text:p text:style-name="P35">结束日期</text:p>
          </table:table-cell>
        </table:table-row>
        <table:table-row>
          <table:table-cell table:style-name="表格3.A2" office:value-type="string">
            <text:p text:style-name="P35">制定测试计划</text:p>
          </table:table-cell>
          <table:table-cell table:style-name="表格3.A2" office:value-type="string">
            <text:p text:style-name="P36">2020.05.08</text:p>
          </table:table-cell>
          <table:table-cell table:style-name="表格3.A2" office:value-type="string">
            <text:p text:style-name="P36">2020.05.08</text:p>
          </table:table-cell>
          <table:table-cell table:style-name="表格3.D2" office:value-type="string">
            <text:p text:style-name="P36">2020.05.15</text:p>
          </table:table-cell>
        </table:table-row>
        <table:table-row>
          <table:table-cell table:style-name="表格3.A2" office:value-type="string">
            <text:p text:style-name="P35">设计测试用例</text:p>
          </table:table-cell>
          <table:table-cell table:style-name="表格3.A2" office:value-type="string">
            <text:p text:style-name="P36">2020.05.16</text:p>
          </table:table-cell>
          <table:table-cell table:style-name="表格3.A2" office:value-type="string">
            <text:p text:style-name="P36">2020.05.16</text:p>
          </table:table-cell>
          <table:table-cell table:style-name="表格3.D2" office:value-type="string">
            <text:p text:style-name="P36">2020.05.17</text:p>
          </table:table-cell>
        </table:table-row>
        <table:table-row>
          <table:table-cell table:style-name="表格3.A2" office:value-type="string">
            <text:p text:style-name="P35">执行用例并记录缺陷</text:p>
          </table:table-cell>
          <table:table-cell table:style-name="表格3.A2" office:value-type="string">
            <text:p text:style-name="P36">2020.05.18</text:p>
          </table:table-cell>
          <table:table-cell table:style-name="表格3.A2" office:value-type="string">
            <text:p text:style-name="P36">2020.05.18</text:p>
          </table:table-cell>
          <table:table-cell table:style-name="表格3.D2" office:value-type="string">
            <text:p text:style-name="P36">2020.05.18</text:p>
          </table:table-cell>
        </table:table-row>
        <table:table-row>
          <table:table-cell table:style-name="表格3.A2" office:value-type="string">
            <text:p text:style-name="P35">完成测试报告</text:p>
          </table:table-cell>
          <table:table-cell table:style-name="表格3.A2" office:value-type="string">
            <text:p text:style-name="P36">2020.05.20</text:p>
          </table:table-cell>
          <table:table-cell table:style-name="表格3.A2" office:value-type="string">
            <text:p text:style-name="P36">2020.05.20</text:p>
          </table:table-cell>
          <table:table-cell table:style-name="表格3.D2" office:value-type="string">
            <text:p text:style-name="P36">2020.05.20</text:p>
          </table:table-cell>
        </table:table-row>
      </table:table>
      <text:h text:style-name="P44" text:outline-level="2"><text:bookmark-start text:name="__RefHeading___Toc879_4233979817"/>测试环境<text:bookmark-end text:name="__RefHeading___Toc879_4233979817"/></text:h>
      <text:list xml:id="list2492213586" text:style-name="L6">
        <text:list-item>
          <text:p text:style-name="P55">硬件环境：<text:span text:style-name="T11">i</text:span><text:span text:style-name="T12">5</text:span><text:span text:style-name="T13">以上的处理器，无显卡要求，</text:span><text:span text:style-name="T12">4g及</text:span><text:span text:style-name="T13">以上内存</text:span></text:p>
        </text:list-item>
        <text:list-item>
          <text:p text:style-name="P55">软件环境：<text:span text:style-name="T12">W</text:span><text:span text:style-name="T11">indows </text:span><text:span text:style-name="T12">10、Windows 7及Windows xp</text:span></text:p>
        </text:list-item>
        <text:list-item>
          <text:p text:style-name="P56">测试工具：无，黑盒测试，直接运行程序，输入数据，然后比对输出，记录发现的缺陷</text:p>
        </text:list-item>
      </text:list>
      <text:h text:style-name="P44" text:outline-level="2"><text:bookmark-start text:name="__RefHeading___Toc881_4233979817"/><text:soft-page-break/>测试风险<text:bookmark-end text:name="__RefHeading___Toc881_4233979817"/></text:h>
      <text:list xml:id="list900460233" text:style-name="L7">
        <text:list-item>
          <text:p text:style-name="P57">bug的修复情况</text:p>
        </text:list-item>
        <text:list-item>
          <text:p text:style-name="P53">模块功能的实现情况</text:p>
        </text:list-item>
        <text:list-item>
          <text:p text:style-name="P53">测试人员的经验</text:p>
        </text:list-item>
        <text:list-item>
          <text:p text:style-name="P53">测试人员对软件的熟悉程度</text:p>
        </text:list-item>
        <text:list-item>
          <text:p text:style-name="P53">测试人员关于项目约定的执行情况</text:p>
        </text:list-item>
        <text:list-item>
          <text:p text:style-name="P53">某些特殊原因导致测试计划不能正常实施</text:p>
        </text:list-item>
      </text:list>
      <text:h text:style-name="P44" text:outline-level="2"><text:bookmark-start text:name="__RefHeading___Toc883_4233979817"/>测试提交物<text:bookmark-end text:name="__RefHeading___Toc883_4233979817"/></text:h>
      <text:list xml:id="list1262801565" text:style-name="L8">
        <text:list-item>
          <text:p text:style-name="P54">测试计划书</text:p>
        </text:list-item>
        <text:list-item>
          <text:p text:style-name="P54">缺陷报告书</text:p>
        </text:list-item>
        <text:list-item>
          <text:p text:style-name="P54">测试用例设计报告</text:p>
        </text:list-item>
      </text:list>
      <text:h text:style-name="P43" text:outline-level="1"><text:bookmark-start text:name="__RefHeading___Toc885_4233979817"/>测试用例设计<text:bookmark-end text:name="__RefHeading___Toc885_4233979817"/></text:h>
      <text:h text:style-name="P46" text:outline-level="2"><text:bookmark-start text:name="__RefHeading___Toc887_4233979817"/>等价类划分<text:bookmark-end text:name="__RefHeading___Toc887_4233979817"/></text:h>
      <text:p text:style-name="P2"/>
      <text:p text:style-name="P2"><draw:frame draw:style-name="fr2" draw:name="对象1" text:anchor-type="char" svg:width="21.001cm" svg:height="18.431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h text:style-name="P46" text:outline-level="2"><text:bookmark-start text:name="__RefHeading___Toc889_4233979817"/>测试用例设计<text:bookmark-end text:name="__RefHeading___Toc889_4233979817"/></text:h>
      <text:p text:style-name="P62">矩阵模块测试用例如下：</text:p>
      <text:p text:style-name="P39"><draw:frame draw:style-name="fr1" draw:name="对象2" text:anchor-type="char" svg:width="21.001cm" svg:height="9.44cm" draw:z-index="1"><draw:object xlink:href="./Object 2" xlink:type="simple" xlink:show="embed" xlink:actuate="onLoad"/><draw:image xlink:href="./ObjectReplacements/Object 2" xlink:type="simple" xlink:show="embed" xlink:actuate="onLoad"/></draw:frame><text:soft-page-break/>统计模块测试用例：</text:p>
      <text:p text:style-name="P39"/>
      <text:h text:style-name="P43" text:outline-level="1"><text:bookmark-start text:name="__RefHeading___Toc893_4233979817"/>缺陷报告<text:bookmark-end text:name="__RefHeading___Toc893_4233979817"/></text:h>
      <text:p text:style-name="P3">表2 缺陷报告表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column table:style-name="表格2.G"/>
        <table:table-row table:style-name="表格2.1">
          <table:table-cell table:style-name="表格2.A1" table:number-columns-spanned="5" office:value-type="string">
            <text:p text:style-name="P6">缺<text:span text:style-name="T5"> </text:span>陷<text:span text:style-name="T5"> </text:span>报<text:span text:style-name="T5"> </text:span>告</text:p>
          </table:table-cell>
          <table:covered-table-cell/>
          <table:covered-table-cell/>
          <table:covered-table-cell/>
          <table:covered-table-cell/>
          <table:table-cell table:style-name="表格2.A1" office:value-type="string">
            <text:p text:style-name="P9">缺陷编号:</text:p>
          </table:table-cell>
          <table:table-cell table:style-name="表格2.G1" office:value-type="string">
            <text:p text:style-name="P21">001</text:p>
          </table:table-cell>
        </table:table-row>
        <table:table-row table:style-name="表格2.2">
          <table:table-cell table:style-name="表格2.A2" office:value-type="string">
            <text:p text:style-name="P9">软件名称</text:p>
          </table:table-cell>
          <table:table-cell table:style-name="表格2.A1" table:number-columns-spanned="2" office:value-type="string">
            <text:p text:style-name="P9">计算工厂 </text:p>
          </table:table-cell>
          <table:covered-table-cell/>
          <table:table-cell table:style-name="表格2.A2" office:value-type="string">
            <text:p text:style-name="P9">功能模块</text:p>
          </table:table-cell>
          <table:table-cell table:style-name="表格2.A1" office:value-type="string">
            <text:p text:style-name="P9">矩阵</text:p>
          </table:table-cell>
          <table:table-cell table:style-name="表格2.A2" office:value-type="string">
            <text:p text:style-name="P9">版本号</text:p>
          </table:table-cell>
          <table:table-cell table:style-name="表格2.G1" office:value-type="string">
            <text:p text:style-name="P16">161</text:p>
          </table:table-cell>
        </table:table-row>
        <table:table-row table:style-name="表格2.2">
          <table:table-cell table:style-name="表格2.A2" office:value-type="string">
            <text:p text:style-name="P9">测试人员</text:p>
          </table:table-cell>
          <table:table-cell table:style-name="表格2.A1" table:number-columns-spanned="2" office:value-type="string">
            <text:p text:style-name="P9">龙行超</text:p>
          </table:table-cell>
          <table:covered-table-cell/>
          <table:table-cell table:style-name="表格2.A2" office:value-type="string">
            <text:p text:style-name="P9">提交日期</text:p>
          </table:table-cell>
          <table:table-cell table:style-name="表格2.A1" office:value-type="string">
            <text:p text:style-name="P16">2020.05.25</text:p>
          </table:table-cell>
          <table:table-cell table:style-name="表格2.A2" office:value-type="string">
            <text:p text:style-name="P9">操作系统</text:p>
          </table:table-cell>
          <table:table-cell table:style-name="表格2.G1" office:value-type="string">
            <text:p text:style-name="P16">Windows 10</text:p>
          </table:table-cell>
        </table:table-row>
        <table:table-row table:style-name="表格2.2">
          <table:table-cell table:style-name="表格2.A2" office:value-type="string">
            <text:p text:style-name="P9">严重等级</text:p>
          </table:table-cell>
          <table:table-cell table:style-name="表格2.A1" table:number-columns-spanned="2" office:value-type="string">
            <text:p text:style-name="P9">high</text:p>
          </table:table-cell>
          <table:covered-table-cell/>
          <table:table-cell table:style-name="表格2.A2" office:value-type="string">
            <text:p text:style-name="P9">处理优先级</text:p>
          </table:table-cell>
          <table:table-cell table:style-name="表格2.A1" office:value-type="string">
            <text:p text:style-name="P9">high</text:p>
          </table:table-cell>
          <table:table-cell table:style-name="表格2.A2" office:value-type="string">
            <text:p text:style-name="P9">测试用例编号</text:p>
          </table:table-cell>
          <table:table-cell table:style-name="表格2.G4" office:value-type="string">
            <text:p text:style-name="P16">6、7<text:soft-page-break/></text:p>
          </table:table-cell>
        </table:table-row>
        <table:table-row table:style-name="表格2.2">
          <table:table-cell table:style-name="表格2.A2" office:value-type="string">
            <text:p text:style-name="P9">缺陷状态</text:p>
          </table:table-cell>
          <table:table-cell table:style-name="表格2.A1" table:number-columns-spanned="4" office:value-type="string">
            <text:p text:style-name="P24"><text:span text:style-name="T15">□</text:span><text:span text:style-name="T16">打开</text:span><text:span text:style-name="T4"> <text:s/></text:span><text:span text:style-name="T1">□解决</text:span><text:span text:style-name="T4"> <text:s/></text:span><text:span text:style-name="T1">□重新打开</text:span><text:span text:style-name="T4"> <text:s/></text:span><text:span text:style-name="T1">□关闭</text:span></text:p>
          </table:table-cell>
          <table:covered-table-cell/>
          <table:covered-table-cell/>
          <table:covered-table-cell/>
          <table:table-cell table:style-name="表格2.A1" office:value-type="string">
            <text:p text:style-name="P9">是否可以重现(Y/N)</text:p>
          </table:table-cell>
          <table:table-cell table:style-name="表格2.G1" office:value-type="string">
            <text:p text:style-name="P16">Y</text:p>
          </table:table-cell>
        </table:table-row>
        <table:table-row table:style-name="表格2.6">
          <table:table-cell table:style-name="表格2.A2" office:value-type="string">
            <text:p text:style-name="P9">缺陷描述</text:p>
          </table:table-cell>
          <table:table-cell table:style-name="表格2.G1" table:number-columns-spanned="6" office:value-type="string">
            <text:p text:style-name="P9">矩阵录入的行列少于矩阵行列时能够成功添加矩阵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2.7">
          <table:table-cell table:style-name="表格2.G1" table:number-columns-spanned="7" office:value-type="string">
            <text:p text:style-name="P9">详细描述：</text:p>
            <text:p text:style-name="P9">1. 预置条件<text:span text:style-name="T14">：成功打开软件</text:span></text:p>
            <text:p text:style-name="P9">2. 步骤<text:span text:style-name="T14">：1. 选择矩阵模块 2. 录入名称 3. 录入矩阵行、列 3. 输入矩阵内容（与输入的行、列多于录入的行、列）</text:span></text:p>
            <text:p text:style-name="P9">3. 预期结果<text:span text:style-name="T14">：提示矩阵行列不一致，录入错误</text:span></text:p>
            <text:p text:style-name="P9">4. 实际结果<text:span text:style-name="T14">：添加成功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8">
          <table:table-cell table:style-name="表格2.A2" table:number-columns-spanned="2" office:value-type="string">
            <text:p text:style-name="P9">附件：</text:p>
          </table:table-cell>
          <table:covered-table-cell/>
          <table:table-cell table:style-name="表格2.G1" table:number-columns-spanned="5" office:value-type="string">
            <text:p text:style-name="P10">无　</text:p>
          </table:table-cell>
          <table:covered-table-cell/>
          <table:covered-table-cell/>
          <table:covered-table-cell/>
          <table:covered-table-cell/>
        </table:table-row>
      </table:table>
      <text:p text:style-name="P4"><text:bookmark-end text:name="OLE_LINK1"/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row table:style-name="表格1.1">
          <table:table-cell table:style-name="表格1.A1" table:number-columns-spanned="5" office:value-type="string">
            <text:p text:style-name="P7">缺<text:span text:style-name="T5"> </text:span>陷<text:span text:style-name="T5"> </text:span>报<text:span text:style-name="T5"> </text:span>告</text:p>
          </table:table-cell>
          <table:covered-table-cell/>
          <table:covered-table-cell/>
          <table:covered-table-cell/>
          <table:covered-table-cell/>
          <table:table-cell table:style-name="表格1.A1" office:value-type="string">
            <text:p text:style-name="P13">缺陷编号:</text:p>
          </table:table-cell>
          <table:table-cell table:style-name="表格1.G1" office:value-type="string">
            <text:p text:style-name="P22">00<text:span text:style-name="T14">2</text:span></text:p>
          </table:table-cell>
        </table:table-row>
        <table:table-row table:style-name="表格1.2">
          <table:table-cell table:style-name="表格1.A2" office:value-type="string">
            <text:p text:style-name="P13">软件名称</text:p>
          </table:table-cell>
          <table:table-cell table:style-name="表格1.A1" table:number-columns-spanned="2" office:value-type="string">
            <text:p text:style-name="P13">计算工厂 </text:p>
          </table:table-cell>
          <table:covered-table-cell/>
          <table:table-cell table:style-name="表格1.A2" office:value-type="string">
            <text:p text:style-name="P13">功能模块</text:p>
          </table:table-cell>
          <table:table-cell table:style-name="表格1.A1" office:value-type="string">
            <text:p text:style-name="P13">矩阵</text:p>
          </table:table-cell>
          <table:table-cell table:style-name="表格1.A2" office:value-type="string">
            <text:p text:style-name="P13">版本号</text:p>
          </table:table-cell>
          <table:table-cell table:style-name="表格1.G1" office:value-type="string">
            <text:p text:style-name="P17">161</text:p>
          </table:table-cell>
        </table:table-row>
        <text:soft-page-break/>
        <table:table-row table:style-name="表格1.2">
          <table:table-cell table:style-name="表格1.A2" office:value-type="string">
            <text:p text:style-name="P13">测试人员</text:p>
          </table:table-cell>
          <table:table-cell table:style-name="表格1.A1" table:number-columns-spanned="2" office:value-type="string">
            <text:p text:style-name="P13">龙行超</text:p>
          </table:table-cell>
          <table:covered-table-cell/>
          <table:table-cell table:style-name="表格1.A2" office:value-type="string">
            <text:p text:style-name="P13">提交日期</text:p>
          </table:table-cell>
          <table:table-cell table:style-name="表格1.A1" office:value-type="string">
            <text:p text:style-name="P17">2020.05.25</text:p>
          </table:table-cell>
          <table:table-cell table:style-name="表格1.A2" office:value-type="string">
            <text:p text:style-name="P13">操作系统</text:p>
          </table:table-cell>
          <table:table-cell table:style-name="表格1.G1" office:value-type="string">
            <text:p text:style-name="P17">Windows 10</text:p>
          </table:table-cell>
        </table:table-row>
        <table:table-row table:style-name="表格1.2">
          <table:table-cell table:style-name="表格1.A2" office:value-type="string">
            <text:p text:style-name="P13">严重等级</text:p>
          </table:table-cell>
          <table:table-cell table:style-name="表格1.A1" table:number-columns-spanned="2" office:value-type="string">
            <text:p text:style-name="P13">high</text:p>
          </table:table-cell>
          <table:covered-table-cell/>
          <table:table-cell table:style-name="表格1.A2" office:value-type="string">
            <text:p text:style-name="P13">处理优先级</text:p>
          </table:table-cell>
          <table:table-cell table:style-name="表格1.A1" office:value-type="string">
            <text:p text:style-name="P13">high</text:p>
          </table:table-cell>
          <table:table-cell table:style-name="表格1.A2" office:value-type="string">
            <text:p text:style-name="P13">测试用例编号</text:p>
          </table:table-cell>
          <table:table-cell table:style-name="表格1.G4" office:value-type="string">
            <text:p text:style-name="P19">8</text:p>
          </table:table-cell>
        </table:table-row>
        <table:table-row table:style-name="表格1.2">
          <table:table-cell table:style-name="表格1.A2" office:value-type="string">
            <text:p text:style-name="P13">缺陷状态</text:p>
          </table:table-cell>
          <table:table-cell table:style-name="表格1.A1" table:number-columns-spanned="4" office:value-type="string">
            <text:p text:style-name="P25"><text:span text:style-name="T15">□</text:span><text:span text:style-name="T16">打开</text:span><text:span text:style-name="T4"> <text:s/></text:span><text:span text:style-name="T1">□解决</text:span><text:span text:style-name="T4"> <text:s/></text:span><text:span text:style-name="T1">□重新打开</text:span><text:span text:style-name="T4"> <text:s/></text:span><text:span text:style-name="T1">□关闭</text:span></text:p>
          </table:table-cell>
          <table:covered-table-cell/>
          <table:covered-table-cell/>
          <table:covered-table-cell/>
          <table:table-cell table:style-name="表格1.A1" office:value-type="string">
            <text:p text:style-name="P13">是否可以重现(Y/N)</text:p>
          </table:table-cell>
          <table:table-cell table:style-name="表格1.G1" office:value-type="string">
            <text:p text:style-name="P17">Y</text:p>
          </table:table-cell>
        </table:table-row>
        <table:table-row table:style-name="表格1.6">
          <table:table-cell table:style-name="表格1.A2" office:value-type="string">
            <text:p text:style-name="P13">缺陷描述</text:p>
          </table:table-cell>
          <table:table-cell table:style-name="表格1.G1" table:number-columns-spanned="6" office:value-type="string">
            <text:p text:style-name="P13">能成功添加含字符的矩阵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table-cell table:style-name="表格1.G1" table:number-columns-spanned="7" office:value-type="string">
            <text:p text:style-name="P13">详细描述：</text:p>
            <text:p text:style-name="P13">1. 预置条件<text:span text:style-name="T14">：成功打开软件</text:span></text:p>
            <text:p text:style-name="P13">2. 步骤<text:span text:style-name="T14">：1. 选择矩阵模块 2. 录入名称 3. 录入矩阵行、列 3. 输入矩阵内容，含字符</text:span></text:p>
            <text:p text:style-name="P13">3. 预期结果<text:span text:style-name="T14">：提示矩阵中含非法字符</text:span></text:p>
            <text:p text:style-name="P13">4. 实际结果<text:span text:style-name="T14">：添加成功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8">
          <table:table-cell table:style-name="表格1.A2" table:number-columns-spanned="2" office:value-type="string">
            <text:p text:style-name="P13">附件：</text:p>
          </table:table-cell>
          <table:covered-table-cell/>
          <table:table-cell table:style-name="表格1.G1" table:number-columns-spanned="5" office:value-type="string">
            <text:p text:style-name="P11">无　</text:p>
          </table:table-cell>
          <table:covered-table-cell/>
          <table:covered-table-cell/>
          <table:covered-table-cell/>
          <table:covered-table-cell/>
        </table:table-row>
      </table:table>
      <text:p text:style-name="P37"/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/>
        <table:table-column table:style-name="表格4.F"/>
        <table:table-column table:style-name="表格4.G"/>
        <table:table-row table:style-name="表格4.1">
          <table:table-cell table:style-name="表格4.A1" table:number-columns-spanned="5" office:value-type="string">
            <text:p text:style-name="P7">缺<text:span text:style-name="T5"> </text:span>陷<text:span text:style-name="T5"> </text:span>报<text:span text:style-name="T5"> </text:span>告</text:p>
          </table:table-cell>
          <table:covered-table-cell/>
          <table:covered-table-cell/>
          <table:covered-table-cell/>
          <table:covered-table-cell/>
          <table:table-cell table:style-name="表格4.A1" office:value-type="string">
            <text:p text:style-name="P13">缺陷编号:</text:p>
          </table:table-cell>
          <table:table-cell table:style-name="表格4.G1" office:value-type="string">
            <text:p text:style-name="P22">00<text:span text:style-name="T14">3</text:span></text:p>
          </table:table-cell>
        </table:table-row>
        <table:table-row table:style-name="表格4.2">
          <table:table-cell table:style-name="表格4.A2" office:value-type="string">
            <text:p text:style-name="P13">软件名称</text:p>
          </table:table-cell>
          <table:table-cell table:style-name="表格4.A1" table:number-columns-spanned="2" office:value-type="string">
            <text:p text:style-name="P13">计算工厂 </text:p>
          </table:table-cell>
          <table:covered-table-cell/>
          <table:table-cell table:style-name="表格4.A2" office:value-type="string">
            <text:p text:style-name="P13">功能模块</text:p>
          </table:table-cell>
          <table:table-cell table:style-name="表格4.A1" office:value-type="string">
            <text:p text:style-name="P13">矩阵</text:p>
          </table:table-cell>
          <table:table-cell table:style-name="表格4.A2" office:value-type="string">
            <text:p text:style-name="P13">版本号</text:p>
          </table:table-cell>
          <table:table-cell table:style-name="表格4.G1" office:value-type="string">
            <text:p text:style-name="P17">161</text:p>
          </table:table-cell>
        </table:table-row>
        <text:soft-page-break/>
        <table:table-row table:style-name="表格4.2">
          <table:table-cell table:style-name="表格4.A2" office:value-type="string">
            <text:p text:style-name="P13">测试人员</text:p>
          </table:table-cell>
          <table:table-cell table:style-name="表格4.A1" table:number-columns-spanned="2" office:value-type="string">
            <text:p text:style-name="P13">龙行超</text:p>
          </table:table-cell>
          <table:covered-table-cell/>
          <table:table-cell table:style-name="表格4.A2" office:value-type="string">
            <text:p text:style-name="P13">提交日期</text:p>
          </table:table-cell>
          <table:table-cell table:style-name="表格4.A1" office:value-type="string">
            <text:p text:style-name="P17">2020.05.25</text:p>
          </table:table-cell>
          <table:table-cell table:style-name="表格4.A2" office:value-type="string">
            <text:p text:style-name="P13">操作系统</text:p>
          </table:table-cell>
          <table:table-cell table:style-name="表格4.G1" office:value-type="string">
            <text:p text:style-name="P17">Windows 10</text:p>
          </table:table-cell>
        </table:table-row>
        <table:table-row table:style-name="表格4.2">
          <table:table-cell table:style-name="表格4.A2" office:value-type="string">
            <text:p text:style-name="P13">严重等级</text:p>
          </table:table-cell>
          <table:table-cell table:style-name="表格4.A1" table:number-columns-spanned="2" office:value-type="string">
            <text:p text:style-name="P13">high</text:p>
          </table:table-cell>
          <table:covered-table-cell/>
          <table:table-cell table:style-name="表格4.A2" office:value-type="string">
            <text:p text:style-name="P13">处理优先级</text:p>
          </table:table-cell>
          <table:table-cell table:style-name="表格4.A1" office:value-type="string">
            <text:p text:style-name="P13">high</text:p>
          </table:table-cell>
          <table:table-cell table:style-name="表格4.A2" office:value-type="string">
            <text:p text:style-name="P13">测试用例编号</text:p>
          </table:table-cell>
          <table:table-cell table:style-name="表格4.G4" office:value-type="string">
            <text:p text:style-name="P19">9</text:p>
          </table:table-cell>
        </table:table-row>
        <table:table-row table:style-name="表格4.2">
          <table:table-cell table:style-name="表格4.A2" office:value-type="string">
            <text:p text:style-name="P13">缺陷状态</text:p>
          </table:table-cell>
          <table:table-cell table:style-name="表格4.A1" table:number-columns-spanned="4" office:value-type="string">
            <text:p text:style-name="P25"><text:span text:style-name="T15">□</text:span><text:span text:style-name="T16">打开</text:span><text:span text:style-name="T4"> <text:s/></text:span><text:span text:style-name="T1">□解决</text:span><text:span text:style-name="T4"> <text:s/></text:span><text:span text:style-name="T1">□重新打开</text:span><text:span text:style-name="T4"> <text:s/></text:span><text:span text:style-name="T1">□关闭</text:span></text:p>
          </table:table-cell>
          <table:covered-table-cell/>
          <table:covered-table-cell/>
          <table:covered-table-cell/>
          <table:table-cell table:style-name="表格4.A1" office:value-type="string">
            <text:p text:style-name="P13">是否可以重现(Y/N)</text:p>
          </table:table-cell>
          <table:table-cell table:style-name="表格4.G1" office:value-type="string">
            <text:p text:style-name="P17">Y</text:p>
          </table:table-cell>
        </table:table-row>
        <table:table-row table:style-name="表格4.6">
          <table:table-cell table:style-name="表格4.A2" office:value-type="string">
            <text:p text:style-name="P13">缺陷描述</text:p>
          </table:table-cell>
          <table:table-cell table:style-name="表格4.G1" table:number-columns-spanned="6" office:value-type="string">
            <text:p text:style-name="P13">小数点不符合小数规则<text:span text:style-name="T14">，也能添加成功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4.7">
          <table:table-cell table:style-name="表格4.G1" table:number-columns-spanned="7" office:value-type="string">
            <text:p text:style-name="P13">详细描述：</text:p>
            <text:p text:style-name="P13">1. 预置条件<text:span text:style-name="T14">：成功打开软件</text:span></text:p>
            <text:p text:style-name="P13">2. 步骤<text:span text:style-name="T14">：1. 选择矩阵模块 2. 录入名称 3. 录入矩阵行、列 3. 输入矩阵内容（某元素含多个小数点）</text:span></text:p>
            <text:p text:style-name="P13">3. 预期结果<text:span text:style-name="T14">：提示矩阵中含不符合规定的元素</text:span></text:p>
            <text:p text:style-name="P13">4. 实际结果<text:span text:style-name="T14">：添加成功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4.8">
          <table:table-cell table:style-name="表格4.A2" table:number-columns-spanned="2" office:value-type="string">
            <text:p text:style-name="P13">附件：</text:p>
          </table:table-cell>
          <table:covered-table-cell/>
          <table:table-cell table:style-name="表格4.G1" table:number-columns-spanned="5" office:value-type="string">
            <text:p text:style-name="P11">无　</text:p>
          </table:table-cell>
          <table:covered-table-cell/>
          <table:covered-table-cell/>
          <table:covered-table-cell/>
          <table:covered-table-cell/>
        </table:table-row>
      </table:table>
      <text:p text:style-name="P37"/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able:table-column table:style-name="表格5.E"/>
        <table:table-column table:style-name="表格5.F"/>
        <table:table-column table:style-name="表格5.G"/>
        <table:table-row table:style-name="表格5.1">
          <table:table-cell table:style-name="表格5.A1" table:number-columns-spanned="5" office:value-type="string">
            <text:p text:style-name="P7">缺<text:span text:style-name="T5"> </text:span>陷<text:span text:style-name="T5"> </text:span>报<text:span text:style-name="T5"> </text:span>告</text:p>
          </table:table-cell>
          <table:covered-table-cell/>
          <table:covered-table-cell/>
          <table:covered-table-cell/>
          <table:covered-table-cell/>
          <table:table-cell table:style-name="表格5.A1" office:value-type="string">
            <text:p text:style-name="P13">缺陷编号:</text:p>
          </table:table-cell>
          <table:table-cell table:style-name="表格5.G1" office:value-type="string">
            <text:p text:style-name="P22">00<text:span text:style-name="T17">4</text:span></text:p>
          </table:table-cell>
        </table:table-row>
        <table:table-row table:style-name="表格5.2">
          <table:table-cell table:style-name="表格5.A2" office:value-type="string">
            <text:p text:style-name="P13">软件名称</text:p>
          </table:table-cell>
          <table:table-cell table:style-name="表格5.A1" table:number-columns-spanned="2" office:value-type="string">
            <text:p text:style-name="P13">计算工厂 </text:p>
          </table:table-cell>
          <table:covered-table-cell/>
          <table:table-cell table:style-name="表格5.A2" office:value-type="string">
            <text:p text:style-name="P13">功能模块</text:p>
          </table:table-cell>
          <table:table-cell table:style-name="表格5.A1" office:value-type="string">
            <text:p text:style-name="P13">矩阵</text:p>
          </table:table-cell>
          <table:table-cell table:style-name="表格5.A2" office:value-type="string">
            <text:p text:style-name="P13">版本号</text:p>
          </table:table-cell>
          <table:table-cell table:style-name="表格5.G1" office:value-type="string">
            <text:p text:style-name="P17">161</text:p>
          </table:table-cell>
        </table:table-row>
        <text:soft-page-break/>
        <table:table-row table:style-name="表格5.2">
          <table:table-cell table:style-name="表格5.A2" office:value-type="string">
            <text:p text:style-name="P13">测试人员</text:p>
          </table:table-cell>
          <table:table-cell table:style-name="表格5.A1" table:number-columns-spanned="2" office:value-type="string">
            <text:p text:style-name="P13">龙行超</text:p>
          </table:table-cell>
          <table:covered-table-cell/>
          <table:table-cell table:style-name="表格5.A2" office:value-type="string">
            <text:p text:style-name="P13">提交日期</text:p>
          </table:table-cell>
          <table:table-cell table:style-name="表格5.A1" office:value-type="string">
            <text:p text:style-name="P17">2020.05.25</text:p>
          </table:table-cell>
          <table:table-cell table:style-name="表格5.A2" office:value-type="string">
            <text:p text:style-name="P13">操作系统</text:p>
          </table:table-cell>
          <table:table-cell table:style-name="表格5.G1" office:value-type="string">
            <text:p text:style-name="P17">Windows 10</text:p>
          </table:table-cell>
        </table:table-row>
        <table:table-row table:style-name="表格5.2">
          <table:table-cell table:style-name="表格5.A2" office:value-type="string">
            <text:p text:style-name="P13">严重等级</text:p>
          </table:table-cell>
          <table:table-cell table:style-name="表格5.A1" table:number-columns-spanned="2" office:value-type="string">
            <text:p text:style-name="P13">high</text:p>
          </table:table-cell>
          <table:covered-table-cell/>
          <table:table-cell table:style-name="表格5.A2" office:value-type="string">
            <text:p text:style-name="P13">处理优先级</text:p>
          </table:table-cell>
          <table:table-cell table:style-name="表格5.A1" office:value-type="string">
            <text:p text:style-name="P13">high</text:p>
          </table:table-cell>
          <table:table-cell table:style-name="表格5.A2" office:value-type="string">
            <text:p text:style-name="P13">测试用例编号</text:p>
          </table:table-cell>
          <table:table-cell table:style-name="表格5.G4" office:value-type="string">
            <text:p text:style-name="P20">10、11</text:p>
          </table:table-cell>
        </table:table-row>
        <table:table-row table:style-name="表格5.2">
          <table:table-cell table:style-name="表格5.A2" office:value-type="string">
            <text:p text:style-name="P13">缺陷状态</text:p>
          </table:table-cell>
          <table:table-cell table:style-name="表格5.A1" table:number-columns-spanned="4" office:value-type="string">
            <text:p text:style-name="P25"><text:span text:style-name="T15">□</text:span><text:span text:style-name="T16">打开</text:span><text:span text:style-name="T4"> <text:s/></text:span><text:span text:style-name="T1">□解决</text:span><text:span text:style-name="T4"> <text:s/></text:span><text:span text:style-name="T1">□重新打开</text:span><text:span text:style-name="T4"> <text:s/></text:span><text:span text:style-name="T1">□关闭</text:span></text:p>
          </table:table-cell>
          <table:covered-table-cell/>
          <table:covered-table-cell/>
          <table:covered-table-cell/>
          <table:table-cell table:style-name="表格5.A1" office:value-type="string">
            <text:p text:style-name="P13">是否可以重现(Y/N)</text:p>
          </table:table-cell>
          <table:table-cell table:style-name="表格5.G1" office:value-type="string">
            <text:p text:style-name="P17">Y</text:p>
          </table:table-cell>
        </table:table-row>
        <table:table-row table:style-name="表格5.6">
          <table:table-cell table:style-name="表格5.A2" office:value-type="string">
            <text:p text:style-name="P13">缺陷描述</text:p>
          </table:table-cell>
          <table:table-cell table:style-name="表格5.G1" table:number-columns-spanned="6" office:value-type="string">
            <text:p text:style-name="P13">能添加不符合分数定义的矩阵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5.7">
          <table:table-cell table:style-name="表格5.G1" table:number-columns-spanned="7" office:value-type="string">
            <text:p text:style-name="P13">详细描述：</text:p>
            <text:p text:style-name="P13">1. 预置条件<text:span text:style-name="T14">：成功打开软件</text:span></text:p>
            <text:p text:style-name="P13">2. 步骤<text:span text:style-name="T14">：1. 选择矩阵模块 2. 录入名称 3. 录入矩阵行、列 3. 输入矩阵内容（某元素含分数且形式为x/</text:span><text:span text:style-name="T17">0,x/，/x的</text:span><text:span text:style-name="T14">）</text:span></text:p>
            <text:p text:style-name="P13">3. 预期结果<text:span text:style-name="T14">：提示矩阵中含不符合规定的元素</text:span></text:p>
            <text:p text:style-name="P13">4. 实际结果<text:span text:style-name="T14">：添加成功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5.8">
          <table:table-cell table:style-name="表格5.A2" table:number-columns-spanned="2" office:value-type="string">
            <text:p text:style-name="P13">附件：</text:p>
          </table:table-cell>
          <table:covered-table-cell/>
          <table:table-cell table:style-name="表格5.G1" table:number-columns-spanned="5" office:value-type="string">
            <text:p text:style-name="P11">无　</text:p>
          </table:table-cell>
          <table:covered-table-cell/>
          <table:covered-table-cell/>
          <table:covered-table-cell/>
          <table:covered-table-cell/>
        </table:table-row>
      </table:table>
      <text:p text:style-name="P38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column table:style-name="表格6.E"/>
        <table:table-column table:style-name="表格6.F"/>
        <table:table-column table:style-name="表格6.G"/>
        <table:table-row table:style-name="表格6.1">
          <table:table-cell table:style-name="表格6.A1" table:number-columns-spanned="5" office:value-type="string">
            <text:p text:style-name="P8">缺<text:span text:style-name="T5"> </text:span>陷<text:span text:style-name="T5"> </text:span>报<text:span text:style-name="T5"> </text:span>告</text:p>
          </table:table-cell>
          <table:covered-table-cell/>
          <table:covered-table-cell/>
          <table:covered-table-cell/>
          <table:covered-table-cell/>
          <table:table-cell table:style-name="表格6.A1" office:value-type="string">
            <text:p text:style-name="P14">缺陷编号:</text:p>
          </table:table-cell>
          <table:table-cell table:style-name="表格6.G1" office:value-type="string">
            <text:p text:style-name="P23">00<text:span text:style-name="T17">5</text:span></text:p>
          </table:table-cell>
        </table:table-row>
        <text:soft-page-break/>
        <table:table-row table:style-name="表格6.2">
          <table:table-cell table:style-name="表格6.A2" office:value-type="string">
            <text:p text:style-name="P14">软件名称</text:p>
          </table:table-cell>
          <table:table-cell table:style-name="表格6.A1" table:number-columns-spanned="2" office:value-type="string">
            <text:p text:style-name="P14">计算工厂 </text:p>
          </table:table-cell>
          <table:covered-table-cell/>
          <table:table-cell table:style-name="表格6.A2" office:value-type="string">
            <text:p text:style-name="P14">功能模块</text:p>
          </table:table-cell>
          <table:table-cell table:style-name="表格6.A1" office:value-type="string">
            <text:p text:style-name="P14">矩阵</text:p>
          </table:table-cell>
          <table:table-cell table:style-name="表格6.A2" office:value-type="string">
            <text:p text:style-name="P14">版本号</text:p>
          </table:table-cell>
          <table:table-cell table:style-name="表格6.G1" office:value-type="string">
            <text:p text:style-name="P18">161</text:p>
          </table:table-cell>
        </table:table-row>
        <table:table-row table:style-name="表格6.2">
          <table:table-cell table:style-name="表格6.A2" office:value-type="string">
            <text:p text:style-name="P14">测试人员</text:p>
          </table:table-cell>
          <table:table-cell table:style-name="表格6.A1" table:number-columns-spanned="2" office:value-type="string">
            <text:p text:style-name="P14">龙行超</text:p>
          </table:table-cell>
          <table:covered-table-cell/>
          <table:table-cell table:style-name="表格6.A2" office:value-type="string">
            <text:p text:style-name="P14">提交日期</text:p>
          </table:table-cell>
          <table:table-cell table:style-name="表格6.A1" office:value-type="string">
            <text:p text:style-name="P18">2020.05.25</text:p>
          </table:table-cell>
          <table:table-cell table:style-name="表格6.A2" office:value-type="string">
            <text:p text:style-name="P14">操作系统</text:p>
          </table:table-cell>
          <table:table-cell table:style-name="表格6.G1" office:value-type="string">
            <text:p text:style-name="P18">Windows 10</text:p>
          </table:table-cell>
        </table:table-row>
        <table:table-row table:style-name="表格6.2">
          <table:table-cell table:style-name="表格6.A2" office:value-type="string">
            <text:p text:style-name="P14">严重等级</text:p>
          </table:table-cell>
          <table:table-cell table:style-name="表格6.A1" table:number-columns-spanned="2" office:value-type="string">
            <text:p text:style-name="P14">high</text:p>
          </table:table-cell>
          <table:covered-table-cell/>
          <table:table-cell table:style-name="表格6.A2" office:value-type="string">
            <text:p text:style-name="P14">处理优先级</text:p>
          </table:table-cell>
          <table:table-cell table:style-name="表格6.A1" office:value-type="string">
            <text:p text:style-name="P14">high</text:p>
          </table:table-cell>
          <table:table-cell table:style-name="表格6.A2" office:value-type="string">
            <text:p text:style-name="P14">测试用例编号</text:p>
          </table:table-cell>
          <table:table-cell table:style-name="表格6.G4" office:value-type="string">
            <text:p text:style-name="P5"><text:span text:style-name="T3">1</text:span><text:span text:style-name="T18">2</text:span></text:p>
          </table:table-cell>
        </table:table-row>
        <table:table-row table:style-name="表格6.2">
          <table:table-cell table:style-name="表格6.A2" office:value-type="string">
            <text:p text:style-name="P14">缺陷状态</text:p>
          </table:table-cell>
          <table:table-cell table:style-name="表格6.A1" table:number-columns-spanned="4" office:value-type="string">
            <text:p text:style-name="P26"><text:span text:style-name="T15">□</text:span><text:span text:style-name="T16">打开</text:span><text:span text:style-name="T4"> <text:s/></text:span><text:span text:style-name="T1">□解决</text:span><text:span text:style-name="T4"> <text:s/></text:span><text:span text:style-name="T1">□重新打开</text:span><text:span text:style-name="T4"> <text:s/></text:span><text:span text:style-name="T1">□关闭</text:span></text:p>
          </table:table-cell>
          <table:covered-table-cell/>
          <table:covered-table-cell/>
          <table:covered-table-cell/>
          <table:table-cell table:style-name="表格6.A1" office:value-type="string">
            <text:p text:style-name="P14">是否可以重现(Y/N)</text:p>
          </table:table-cell>
          <table:table-cell table:style-name="表格6.G1" office:value-type="string">
            <text:p text:style-name="P18">Y</text:p>
          </table:table-cell>
        </table:table-row>
        <table:table-row table:style-name="表格6.6">
          <table:table-cell table:style-name="表格6.A2" office:value-type="string">
            <text:p text:style-name="P14">缺陷描述</text:p>
          </table:table-cell>
          <table:table-cell table:style-name="表格6.G1" table:number-columns-spanned="6" office:value-type="string">
            <text:p text:style-name="P14">能添加含不符合科学计数法的元素的矩阵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6.7">
          <table:table-cell table:style-name="表格6.G1" table:number-columns-spanned="7" office:value-type="string">
            <text:p text:style-name="P14">详细描述：</text:p>
            <text:p text:style-name="P14">1. 预置条件<text:span text:style-name="T14">：成功打开软件</text:span></text:p>
            <text:p text:style-name="P14">2. 步骤<text:span text:style-name="T14">：1. 选择矩阵模块 2. 录入名称 3. 录入矩阵行、列 3. 输入矩阵内容（某元素含多个e）</text:span></text:p>
            <text:p text:style-name="P14">3. 预期结果<text:span text:style-name="T14">：提示矩阵中含不符合规定的元素</text:span></text:p>
            <text:p text:style-name="P14">4. 实际结果<text:span text:style-name="T14">：添加成功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6.8">
          <table:table-cell table:style-name="表格6.A2" table:number-columns-spanned="2" office:value-type="string">
            <text:p text:style-name="P14">附件：</text:p>
          </table:table-cell>
          <table:covered-table-cell/>
          <table:table-cell table:style-name="表格6.G1" table:number-columns-spanned="5" office:value-type="string">
            <text:p text:style-name="P12">无　</text:p>
          </table:table-cell>
          <table:covered-table-cell/>
          <table:covered-table-cell/>
          <table:covered-table-cell/>
          <table:covered-table-cell/>
        </table:table-row>
      </table:table>
      <text:p text:style-name="P38"/>
      <table:table table:name="表格7" table:style-name="表格7">
        <table:table-column table:style-name="表格7.A"/>
        <table:table-column table:style-name="表格7.B"/>
        <table:table-column table:style-name="表格7.C"/>
        <table:table-column table:style-name="表格7.D"/>
        <table:table-column table:style-name="表格7.E"/>
        <table:table-column table:style-name="表格7.F"/>
        <table:table-column table:style-name="表格7.G"/>
        <table:table-row table:style-name="表格7.1">
          <table:table-cell table:style-name="表格7.A1" table:number-columns-spanned="5" office:value-type="string">
            <text:p text:style-name="P8">缺<text:span text:style-name="T5"> </text:span>陷<text:span text:style-name="T5"> </text:span>报<text:span text:style-name="T5"> </text:span>告</text:p>
          </table:table-cell>
          <table:covered-table-cell/>
          <table:covered-table-cell/>
          <table:covered-table-cell/>
          <table:covered-table-cell/>
          <table:table-cell table:style-name="表格7.A1" office:value-type="string">
            <text:p text:style-name="P14">缺陷编号:</text:p>
          </table:table-cell>
          <table:table-cell table:style-name="表格7.G1" office:value-type="string">
            <text:p text:style-name="P23">00<text:span text:style-name="T17">6</text:span></text:p>
          </table:table-cell>
        </table:table-row>
        <text:soft-page-break/>
        <table:table-row table:style-name="表格7.2">
          <table:table-cell table:style-name="表格7.A2" office:value-type="string">
            <text:p text:style-name="P14">软件名称</text:p>
          </table:table-cell>
          <table:table-cell table:style-name="表格7.A1" table:number-columns-spanned="2" office:value-type="string">
            <text:p text:style-name="P14">计算工厂 </text:p>
          </table:table-cell>
          <table:covered-table-cell/>
          <table:table-cell table:style-name="表格7.A2" office:value-type="string">
            <text:p text:style-name="P14">功能模块</text:p>
          </table:table-cell>
          <table:table-cell table:style-name="表格7.A1" office:value-type="string">
            <text:p text:style-name="P14">矩阵</text:p>
          </table:table-cell>
          <table:table-cell table:style-name="表格7.A2" office:value-type="string">
            <text:p text:style-name="P14">版本号</text:p>
          </table:table-cell>
          <table:table-cell table:style-name="表格7.G1" office:value-type="string">
            <text:p text:style-name="P18">161</text:p>
          </table:table-cell>
        </table:table-row>
        <table:table-row table:style-name="表格7.2">
          <table:table-cell table:style-name="表格7.A2" office:value-type="string">
            <text:p text:style-name="P14">测试人员</text:p>
          </table:table-cell>
          <table:table-cell table:style-name="表格7.A1" table:number-columns-spanned="2" office:value-type="string">
            <text:p text:style-name="P14">龙行超</text:p>
          </table:table-cell>
          <table:covered-table-cell/>
          <table:table-cell table:style-name="表格7.A2" office:value-type="string">
            <text:p text:style-name="P14">提交日期</text:p>
          </table:table-cell>
          <table:table-cell table:style-name="表格7.A1" office:value-type="string">
            <text:p text:style-name="P18">2020.05.25</text:p>
          </table:table-cell>
          <table:table-cell table:style-name="表格7.A2" office:value-type="string">
            <text:p text:style-name="P14">操作系统</text:p>
          </table:table-cell>
          <table:table-cell table:style-name="表格7.G1" office:value-type="string">
            <text:p text:style-name="P18">Windows 10</text:p>
          </table:table-cell>
        </table:table-row>
        <table:table-row table:style-name="表格7.2">
          <table:table-cell table:style-name="表格7.A2" office:value-type="string">
            <text:p text:style-name="P14">严重等级</text:p>
          </table:table-cell>
          <table:table-cell table:style-name="表格7.A1" table:number-columns-spanned="2" office:value-type="string">
            <text:p text:style-name="P14">high</text:p>
          </table:table-cell>
          <table:covered-table-cell/>
          <table:table-cell table:style-name="表格7.A2" office:value-type="string">
            <text:p text:style-name="P14">处理优先级</text:p>
          </table:table-cell>
          <table:table-cell table:style-name="表格7.A1" office:value-type="string">
            <text:p text:style-name="P14">high</text:p>
          </table:table-cell>
          <table:table-cell table:style-name="表格7.A2" office:value-type="string">
            <text:p text:style-name="P14">测试用例编号</text:p>
          </table:table-cell>
          <table:table-cell table:style-name="表格7.G4" office:value-type="string">
            <text:p text:style-name="P5"><text:span text:style-name="T3">13</text:span><text:span text:style-name="T18">、17、21</text:span></text:p>
          </table:table-cell>
        </table:table-row>
        <table:table-row table:style-name="表格7.2">
          <table:table-cell table:style-name="表格7.A2" office:value-type="string">
            <text:p text:style-name="P14">缺陷状态</text:p>
          </table:table-cell>
          <table:table-cell table:style-name="表格7.A1" table:number-columns-spanned="4" office:value-type="string">
            <text:p text:style-name="P26"><text:span text:style-name="T15">□</text:span><text:span text:style-name="T16">打开</text:span><text:span text:style-name="T4"> <text:s/></text:span><text:span text:style-name="T1">□解决</text:span><text:span text:style-name="T4"> <text:s/></text:span><text:span text:style-name="T1">□重新打开</text:span><text:span text:style-name="T4"> <text:s/></text:span><text:span text:style-name="T1">□关闭</text:span></text:p>
          </table:table-cell>
          <table:covered-table-cell/>
          <table:covered-table-cell/>
          <table:covered-table-cell/>
          <table:table-cell table:style-name="表格7.A1" office:value-type="string">
            <text:p text:style-name="P14">是否可以重现(Y/N)</text:p>
          </table:table-cell>
          <table:table-cell table:style-name="表格7.G1" office:value-type="string">
            <text:p text:style-name="P18">Y</text:p>
          </table:table-cell>
        </table:table-row>
        <table:table-row table:style-name="表格7.6">
          <table:table-cell table:style-name="表格7.A2" office:value-type="string">
            <text:p text:style-name="P14">缺陷描述</text:p>
          </table:table-cell>
          <table:table-cell table:style-name="表格7.G1" table:number-columns-spanned="6" office:value-type="string">
            <text:p text:style-name="P14">不能成功处理分数的计算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7.7">
          <table:table-cell table:style-name="表格7.G1" table:number-columns-spanned="7" office:value-type="string">
            <text:p text:style-name="P14">详细描述：</text:p>
            <text:p text:style-name="P14">1. 预置条件<text:span text:style-name="T14">：成功打开软件</text:span></text:p>
            <text:p text:style-name="P14">2. 步骤<text:span text:style-name="T14">：1. 选择矩阵模块 2. 录入名称 3. 录入矩阵行、列 3. 输入矩阵内容（某元素是分数）</text:span></text:p>
            <text:p text:style-name="P14">3. 预期结果<text:span text:style-name="T14">：计算出含分数的正确结果</text:span></text:p>
            <text:p text:style-name="P14">4. 实际结果<text:span text:style-name="T14">：忽略了/之后的一切数字</text:span><text:span text:style-name="T17">，只用了分子来做计算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7.8">
          <table:table-cell table:style-name="表格7.A2" table:number-columns-spanned="2" office:value-type="string">
            <text:p text:style-name="P14">附件：</text:p>
          </table:table-cell>
          <table:covered-table-cell/>
          <table:table-cell table:style-name="表格7.G1" table:number-columns-spanned="5" office:value-type="string">
            <text:p text:style-name="P12">无　</text:p>
          </table:table-cell>
          <table:covered-table-cell/>
          <table:covered-table-cell/>
          <table:covered-table-cell/>
          <table:covered-table-cell/>
        </table:table-row>
      </table:table>
      <text:p text:style-name="P38"/>
      <table:table table:name="表格8" table:style-name="表格8">
        <table:table-column table:style-name="表格8.A"/>
        <table:table-column table:style-name="表格8.B"/>
        <table:table-column table:style-name="表格8.C"/>
        <table:table-column table:style-name="表格8.D"/>
        <table:table-column table:style-name="表格8.E"/>
        <table:table-column table:style-name="表格8.F"/>
        <table:table-column table:style-name="表格8.G"/>
        <table:table-row table:style-name="表格8.1">
          <table:table-cell table:style-name="表格8.A1" table:number-columns-spanned="5" office:value-type="string">
            <text:p text:style-name="P8">缺<text:span text:style-name="T5"> </text:span>陷<text:span text:style-name="T5"> </text:span>报<text:span text:style-name="T5"> </text:span>告</text:p>
          </table:table-cell>
          <table:covered-table-cell/>
          <table:covered-table-cell/>
          <table:covered-table-cell/>
          <table:covered-table-cell/>
          <table:table-cell table:style-name="表格8.A1" office:value-type="string">
            <text:p text:style-name="P14">缺陷编号:</text:p>
          </table:table-cell>
          <table:table-cell table:style-name="表格8.G1" office:value-type="string">
            <text:p text:style-name="P23">00<text:span text:style-name="T17">7</text:span></text:p>
          </table:table-cell>
        </table:table-row>
        <text:soft-page-break/>
        <table:table-row table:style-name="表格8.2">
          <table:table-cell table:style-name="表格8.A2" office:value-type="string">
            <text:p text:style-name="P14">软件名称</text:p>
          </table:table-cell>
          <table:table-cell table:style-name="表格8.A1" table:number-columns-spanned="2" office:value-type="string">
            <text:p text:style-name="P14">计算工厂 </text:p>
          </table:table-cell>
          <table:covered-table-cell/>
          <table:table-cell table:style-name="表格8.A2" office:value-type="string">
            <text:p text:style-name="P14">功能模块</text:p>
          </table:table-cell>
          <table:table-cell table:style-name="表格8.A1" office:value-type="string">
            <text:p text:style-name="P14">矩阵</text:p>
          </table:table-cell>
          <table:table-cell table:style-name="表格8.A2" office:value-type="string">
            <text:p text:style-name="P14">版本号</text:p>
          </table:table-cell>
          <table:table-cell table:style-name="表格8.G1" office:value-type="string">
            <text:p text:style-name="P18">161</text:p>
          </table:table-cell>
        </table:table-row>
        <table:table-row table:style-name="表格8.2">
          <table:table-cell table:style-name="表格8.A2" office:value-type="string">
            <text:p text:style-name="P14">测试人员</text:p>
          </table:table-cell>
          <table:table-cell table:style-name="表格8.A1" table:number-columns-spanned="2" office:value-type="string">
            <text:p text:style-name="P14">龙行超</text:p>
          </table:table-cell>
          <table:covered-table-cell/>
          <table:table-cell table:style-name="表格8.A2" office:value-type="string">
            <text:p text:style-name="P14">提交日期</text:p>
          </table:table-cell>
          <table:table-cell table:style-name="表格8.A1" office:value-type="string">
            <text:p text:style-name="P18">2020.05.25</text:p>
          </table:table-cell>
          <table:table-cell table:style-name="表格8.A2" office:value-type="string">
            <text:p text:style-name="P14">操作系统</text:p>
          </table:table-cell>
          <table:table-cell table:style-name="表格8.G1" office:value-type="string">
            <text:p text:style-name="P18">Windows 10</text:p>
          </table:table-cell>
        </table:table-row>
        <table:table-row table:style-name="表格8.2">
          <table:table-cell table:style-name="表格8.A2" office:value-type="string">
            <text:p text:style-name="P14">严重等级</text:p>
          </table:table-cell>
          <table:table-cell table:style-name="表格8.A1" table:number-columns-spanned="2" office:value-type="string">
            <text:p text:style-name="P14">medium</text:p>
          </table:table-cell>
          <table:covered-table-cell/>
          <table:table-cell table:style-name="表格8.A2" office:value-type="string">
            <text:p text:style-name="P14">处理优先级</text:p>
          </table:table-cell>
          <table:table-cell table:style-name="表格8.A1" office:value-type="string">
            <text:p text:style-name="P14">medium</text:p>
          </table:table-cell>
          <table:table-cell table:style-name="表格8.A2" office:value-type="string">
            <text:p text:style-name="P14">测试用例编号</text:p>
          </table:table-cell>
          <table:table-cell table:style-name="表格8.G4" office:value-type="string">
            <text:p text:style-name="P27"><text:span text:style-name="T3">1</text:span><text:span text:style-name="T2">8、19、20</text:span></text:p>
          </table:table-cell>
        </table:table-row>
        <table:table-row table:style-name="表格8.2">
          <table:table-cell table:style-name="表格8.A2" office:value-type="string">
            <text:p text:style-name="P14">缺陷状态</text:p>
          </table:table-cell>
          <table:table-cell table:style-name="表格8.A1" table:number-columns-spanned="4" office:value-type="string">
            <text:p text:style-name="P26"><text:span text:style-name="T15">□</text:span><text:span text:style-name="T16">打开</text:span><text:span text:style-name="T4"> <text:s/></text:span><text:span text:style-name="T1">□解决</text:span><text:span text:style-name="T4"> <text:s/></text:span><text:span text:style-name="T1">□重新打开</text:span><text:span text:style-name="T4"> <text:s/></text:span><text:span text:style-name="T1">□关闭</text:span></text:p>
          </table:table-cell>
          <table:covered-table-cell/>
          <table:covered-table-cell/>
          <table:covered-table-cell/>
          <table:table-cell table:style-name="表格8.A1" office:value-type="string">
            <text:p text:style-name="P14">是否可以重现(Y/N)</text:p>
          </table:table-cell>
          <table:table-cell table:style-name="表格8.G1" office:value-type="string">
            <text:p text:style-name="P18">Y</text:p>
          </table:table-cell>
        </table:table-row>
        <table:table-row table:style-name="表格8.6">
          <table:table-cell table:style-name="表格8.A2" office:value-type="string">
            <text:p text:style-name="P14">缺陷描述</text:p>
          </table:table-cell>
          <table:table-cell table:style-name="表格8.G1" table:number-columns-spanned="6" office:value-type="string">
            <text:p text:style-name="P14">不同形状的矩阵做减法提示信息错误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8.7">
          <table:table-cell table:style-name="表格8.G1" table:number-columns-spanned="7" office:value-type="string">
            <text:p text:style-name="P14">详细描述：</text:p>
            <text:p text:style-name="P14">1. 预置条件<text:span text:style-name="T14">：成功打开软件</text:span></text:p>
            <text:p text:style-name="P14">2. 步骤<text:span text:style-name="T14">：1. 选择矩阵模块 2. 录入名称 3. 录入两个形状不一致的矩阵 </text:span><text:span text:style-name="T17">4. 选择两个矩阵 5.做减法 </text:span></text:p>
            <text:p text:style-name="P15">3. 预期结果<text:span text:style-name="T14">：提示不同形状的两个矩阵不能相减</text:span></text:p>
            <text:p text:style-name="P14">4. 实际结果<text:span text:style-name="T14">：提示不同形状的两个矩阵不能相加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8.8">
          <table:table-cell table:style-name="表格8.A2" table:number-columns-spanned="2" office:value-type="string">
            <text:p text:style-name="P14">附件：</text:p>
          </table:table-cell>
          <table:covered-table-cell/>
          <table:table-cell table:style-name="表格8.G1" table:number-columns-spanned="5" office:value-type="string">
            <text:p text:style-name="P12">无　</text:p>
          </table:table-cell>
          <table:covered-table-cell/>
          <table:covered-table-cell/>
          <table:covered-table-cell/>
          <table:covered-table-cell/>
        </table:table-row>
      </table:table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CJK SC1" svg:font-family="'Noto Sans CJK SC'" style:font-family-generic="swiss"/>
    <style:font-face style:name="宋体1" svg:font-family="宋体" style:font-pitch="variable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orphans="2" fo:widows="2" style:snap-to-layout-grid="false" style:writing-mode="lr-tb"/>
      <style:text-properties style:use-window-font-color="true" style:font-name="Tahoma" fo:font-family="Tahoma" style:font-family-generic="swiss" style:font-pitch="variable" fo:font-size="11pt" fo:language="en" fo:country="US" style:font-name-asian="微软雅黑" style:font-family-asian="微软雅黑" style:font-family-generic-asian="swiss" style:font-pitch-asian="variable" style:font-size-asian="11pt" style:language-asian="zh" style:country-asian="CN" style:font-name-complex="Tahoma" style:font-family-complex="Tahoma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keep-with-next="always" style:snap-to-layout-grid="true"/>
      <style:text-properties style:font-name="Times New Roman" fo:font-family="'Times New Roman'" style:font-family-generic="roman" style:font-pitch="variable" fo:font-size="14pt" fo:font-weight="bold" style:font-name-asian="宋体" style:font-family-asian="宋体, SimSu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keep-with-next="always" style:snap-to-layout-grid="true"/>
      <style:text-properties style:font-name="Times New Roman" fo:font-family="'Times New Roman'" style:font-family-generic="roman" style:font-pitch="variable" fo:font-size="12pt" fo:font-weight="bold" style:font-name-asian="宋体" style:font-family-asian="宋体, SimSu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top="0cm" fo:margin-bottom="0cm" loext:contextual-spacing="false" style:page-number="auto" fo:keep-with-next="always" style:snap-to-layout-grid="true"/>
      <style:text-properties style:font-name="Times New Roman" fo:font-family="'Times New Roman'" style:font-family-generic="roman" style:font-pitch="variable" fo:font-size="12pt" fo:font-style="normal" fo:font-weight="bold" style:font-name-asian="宋体" style:font-family-asian="宋体, SimSu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cm" fo:margin-bottom="0cm" loext:contextual-spacing="false" fo:keep-with-next="always" style:snap-to-layout-grid="true"/>
      <style:text-properties style:font-name="Times New Roman" fo:font-family="'Times New Roman'" style:font-family-generic="roman" style:font-pitch="variable" fo:font-size="12pt" fo:font-style="italic" style:font-name-asian="宋体" style:font-family-asian="宋体, SimSu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cm" fo:margin-bottom="0cm" loext:contextual-spacing="false" fo:text-align="center" style:justify-single-word="false" fo:keep-with-next="always" style:snap-to-layout-grid="true"/>
      <style:text-properties style:font-name="Times New Roman" fo:font-family="'Times New Roman'" style:font-family-generic="roman" style:font-pitch="variable" fo:font-size="12pt" fo:font-weight="bold" style:font-name-asian="宋体" style:font-family-asian="宋体, SimSu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cm" fo:margin-bottom="0cm" loext:contextual-spacing="false" fo:keep-with-next="always" style:snap-to-layout-grid="true"/>
      <style:text-properties style:font-name="Times New Roman" fo:font-family="'Times New Roman'" style:font-family-generic="roman" style:font-pitch="variable" fo:font-size="14pt" fo:font-style="italic" style:font-name-asian="宋体" style:font-family-asian="宋体, SimSun" style:font-pitch-asian="variable" style:font-size-asian="14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style:snap-to-layout-grid="true"/>
      <style:text-properties style:font-name="Times New Roman" fo:font-family="'Times New Roman'" style:font-family-generic="roman" style:font-pitch="variable" fo:font-size="12pt" style:font-name-asian="宋体" style:font-family-asian="宋体, SimSu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style:snap-to-layout-grid="true"/>
      <style:text-properties style:font-name="Times New Roman" fo:font-family="'Times New Roman'" style:font-family-generic="roman" style:font-pitch="variable" fo:font-size="12pt" fo:font-style="italic" style:font-name-asian="宋体" style:font-family-asian="宋体, SimSu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style:snap-to-layout-grid="true"/>
      <style:text-properties style:font-name="Arial" fo:font-family="Arial" style:font-family-generic="swiss" style:font-pitch="variable" style:font-name-asian="宋体" style:font-family-asian="宋体, SimSun" style:font-pitch-asian="variable" style:font-name-complex="Arial" style:font-family-complex="Arial" style:font-family-generic-complex="swiss" style:font-pitch-complex="variable"/>
    </style:style>
    <style:style style:name="列出段落" style:family="paragraph" style:parent-style-name="Standard">
      <style:paragraph-properties fo:margin-left="0cm" fo:margin-right="0cm" fo:text-indent="0.741cm" style:auto-text-indent="false"/>
    </style:style>
    <style:style style:name="文档结构图" style:family="paragraph" style:parent-style-name="Standard">
      <style:text-properties style:font-name="宋体" fo:font-family="宋体, SimSun" style:font-pitch="variable" fo:font-size="9pt" style:font-name-asian="宋体" style:font-family-asian="宋体, SimSun" style:font-pitch-asian="variable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日期" style:family="paragraph" style:parent-style-name="Standard" style:next-style-name="Standard">
      <style:paragraph-properties fo:margin-left="0.176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19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6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193cm" style:type="right" style:leader-style="dotted" style:leader-text="."/>
        </style:tab-stops>
      </style:paragraph-properties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Times New Roman" fo:font-family="'Times New Roman'" style:font-family-generic="roman" style:font-pitch="variable" fo:font-size="14pt" fo:font-style="normal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7z1" style:family="text"/>
    <style:style style:name="WW8Num7z3" style:family="text">
      <style:text-properties fo:font-style="italic" fo:font-weight="normal" style:font-style-asian="italic" style:font-weight-asian="norma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4472c4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默认段落字体" style:family="text"/>
    <style:style style:name="标题_20_1_20_Char" style:display-name="标题 1 Char" style:family="text">
      <style:text-properties style:font-name="Times New Roman" fo:font-family="'Times New Roman'" style:font-family-generic="roman" style:font-pitch="variable" fo:font-size="14pt" fo:font-weight="bold" style:font-name-asian="宋体" style:font-family-asian="宋体, SimSu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标题_20_2_20_Char" style:display-name="标题 2 Char" style:family="text">
      <style:text-properties style:font-name="Times New Roman" fo:font-family="'Times New Roman'" style:font-family-generic="roman" style:font-pitch="variable" fo:font-size="12pt" fo:font-weight="bold" style:font-name-asian="宋体" style:font-family-asian="宋体, SimSu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标题_20_3_20_Char" style:display-name="标题 3 Char" style:family="text">
      <style:text-properties style:font-name="Times New Roman" fo:font-family="'Times New Roman'" style:font-family-generic="roman" style:font-pitch="variable" fo:font-size="12pt" fo:font-style="italic" fo:font-weight="bold" style:font-name-asian="宋体" style:font-family-asian="宋体, SimSu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标题_20_4_20_Char" style:display-name="标题 4 Char" style:family="text">
      <style:text-properties style:font-name="Times New Roman" fo:font-family="'Times New Roman'" style:font-family-generic="roman" style:font-pitch="variable" fo:font-size="12pt" fo:font-style="italic" style:font-name-asian="宋体" style:font-family-asian="宋体, SimSu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标题_20_5_20_Char" style:display-name="标题 5 Char" style:family="text">
      <style:text-properties style:font-name="Times New Roman" fo:font-family="'Times New Roman'" style:font-family-generic="roman" style:font-pitch="variable" fo:font-size="12pt" fo:font-weight="bold" style:font-name-asian="宋体" style:font-family-asian="宋体, SimSu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标题_20_6_20_Char" style:display-name="标题 6 Char" style:family="text">
      <style:text-properties style:font-name="Times New Roman" fo:font-family="'Times New Roman'" style:font-family-generic="roman" style:font-pitch="variable" fo:font-size="14pt" fo:font-style="italic" style:font-name-asian="宋体" style:font-family-asian="宋体, SimSun" style:font-pitch-asian="variable" style:font-size-asian="14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标题_20_7_20_Char" style:display-name="标题 7 Char" style:family="text">
      <style:text-properties style:font-name="Times New Roman" fo:font-family="'Times New Roman'" style:font-family-generic="roman" style:font-pitch="variable" fo:font-size="12pt" style:font-name-asian="宋体" style:font-family-asian="宋体, SimSu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标题_20_8_20_Char" style:display-name="标题 8 Char" style:family="text">
      <style:text-properties style:font-name="Times New Roman" fo:font-family="'Times New Roman'" style:font-family-generic="roman" style:font-pitch="variable" fo:font-size="12pt" fo:font-style="italic" style:font-name-asian="宋体" style:font-family-asian="宋体, SimSu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标题_20_9_20_Char" style:display-name="标题 9 Char" style:family="text">
      <style:text-properties style:font-name="Arial" fo:font-family="Arial" style:font-family-generic="swiss" style:font-pitch="variable" style:font-name-asian="宋体" style:font-family-asian="宋体, SimSun" style:font-pitch-asian="variable" style:font-name-complex="Arial" style:font-family-complex="Arial" style:font-family-generic-complex="swiss" style:font-pitch-complex="variable"/>
    </style:style>
    <style:style style:name="文档结构图_20_Char" style:display-name="文档结构图 Char" style:family="text">
      <style:text-properties style:font-name="宋体" fo:font-family="宋体, SimSun" style:font-pitch="variable" fo:font-size="9pt" style:font-name-asian="宋体" style:font-family-asian="宋体, SimSun" style:font-pitch-asian="variable" style:font-size-asian="9pt" style:font-name-complex="Tahoma" style:font-family-complex="Tahoma" style:font-family-generic-complex="swiss" style:font-pitch-complex="variable" style:font-size-complex="9pt"/>
    </style:style>
    <style:style style:name="页眉_20_Char" style:display-name="页眉 Char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 style:font-size-complex="9pt"/>
    </style:style>
    <style:style style:name="页脚_20_Char" style:display-name="页脚 Char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 style:font-size-complex="9pt"/>
    </style:style>
    <style:style style:name="日期_20_字符" style:display-name="日期 字符" style:family="text">
      <style:text-properties style:font-name="Tahoma" fo:font-family="Tahoma" style:font-family-generic="swiss" style:font-pitch="variable" fo:font-size="11pt" style:font-size-asian="11pt" style:font-name-complex="Tahoma" style:font-family-complex="Tahoma" style:font-family-generic-complex="swiss" style:font-pitch-complex="variable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7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7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7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7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7z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7z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7z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7z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7z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">
        <style:list-level-properties text:list-level-position-and-space-mode="label-alignment">
          <style:list-level-label-alignment text:label-followed-by="listtab" fo:text-indent="-0.741cm" fo:margin-left="1.998cm"/>
        </style:list-level-properties>
        <style:text-properties style:font-name="Wingdings"/>
      </text:list-level-style-bullet>
      <text:list-level-style-bullet text:level="2" text:style-name="WW8Num1z0" style:num-suffix="." text:bullet-char="">
        <style:list-level-properties text:list-level-position-and-space-mode="label-alignment">
          <style:list-level-label-alignment text:label-followed-by="listtab" fo:text-indent="-0.741cm" fo:margin-left="2.739cm"/>
        </style:list-level-properties>
        <style:text-properties style:font-name="Wingdings"/>
      </text:list-level-style-bullet>
      <text:list-level-style-bullet text:level="3" text:style-name="WW8Num1z0" style:num-suffix="." text:bullet-char="">
        <style:list-level-properties text:list-level-position-and-space-mode="label-alignment">
          <style:list-level-label-alignment text:label-followed-by="listtab" fo:text-indent="-0.741cm" fo:margin-left="3.48cm"/>
        </style:list-level-properties>
        <style:text-properties style:font-name="Wingdings"/>
      </text:list-level-style-bullet>
      <text:list-level-style-bullet text:level="4" text:style-name="WW8Num1z0" style:num-suffix="." text:bullet-char="">
        <style:list-level-properties text:list-level-position-and-space-mode="label-alignment">
          <style:list-level-label-alignment text:label-followed-by="listtab" fo:text-indent="-0.741cm" fo:margin-left="4.221cm"/>
        </style:list-level-properties>
        <style:text-properties style:font-name="Wingdings"/>
      </text:list-level-style-bullet>
      <text:list-level-style-bullet text:level="5" text:style-name="WW8Num1z0" style:num-suffix="." text:bullet-char="">
        <style:list-level-properties text:list-level-position-and-space-mode="label-alignment">
          <style:list-level-label-alignment text:label-followed-by="listtab" fo:text-indent="-0.741cm" fo:margin-left="4.962cm"/>
        </style:list-level-properties>
        <style:text-properties style:font-name="Wingdings"/>
      </text:list-level-style-bullet>
      <text:list-level-style-bullet text:level="6" text:style-name="WW8Num1z0" style:num-suffix="." text:bullet-char="">
        <style:list-level-properties text:list-level-position-and-space-mode="label-alignment">
          <style:list-level-label-alignment text:label-followed-by="listtab" fo:text-indent="-0.741cm" fo:margin-left="5.703cm"/>
        </style:list-level-properties>
        <style:text-properties style:font-name="Wingdings"/>
      </text:list-level-style-bullet>
      <text:list-level-style-bullet text:level="7" text:style-name="WW8Num1z0" style:num-suffix="." text:bullet-char="">
        <style:list-level-properties text:list-level-position-and-space-mode="label-alignment">
          <style:list-level-label-alignment text:label-followed-by="listtab" fo:text-indent="-0.741cm" fo:margin-left="6.443cm"/>
        </style:list-level-properties>
        <style:text-properties style:font-name="Wingdings"/>
      </text:list-level-style-bullet>
      <text:list-level-style-bullet text:level="8" text:style-name="WW8Num1z0" style:num-suffix="." text:bullet-char="">
        <style:list-level-properties text:list-level-position-and-space-mode="label-alignment">
          <style:list-level-label-alignment text:label-followed-by="listtab" fo:text-indent="-0.741cm" fo:margin-left="7.184cm"/>
        </style:list-level-properties>
        <style:text-properties style:font-name="Wingdings"/>
      </text:list-level-style-bullet>
      <text:list-level-style-bullet text:level="9" text:style-name="WW8Num1z0" style:num-suffix="." text:bullet-char="">
        <style:list-level-properties text:list-level-position-and-space-mode="label-alignment">
          <style:list-level-label-alignment text:label-followed-by="listtab" fo:text-indent="-0.741cm" fo:margin-left="7.9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411cm"/>
        </style:list-level-properties>
      </text:list-level-style-number>
      <text:list-level-style-number text:level="2" text:style-name="WW8Num2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58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99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741cm" fo:margin-left="3.739cm"/>
        </style:list-level-properties>
      </text:list-level-style-number>
      <text:list-level-style-number text:level="5" text:style-name="WW8Num2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8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221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741cm" fo:margin-left="5.962cm"/>
        </style:list-level-properties>
      </text:list-level-style-number>
      <text:list-level-style-number text:level="8" text:style-name="WW8Num2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0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411cm"/>
        </style:list-level-properties>
      </text:list-level-style-number>
      <text:list-level-style-number text:level="2" text:style-name="WW8Num3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3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3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">
        <style:list-level-properties text:list-level-position-and-space-mode="label-alignment">
          <style:list-level-label-alignment text:label-followed-by="listtab" fo:text-indent="-0.741cm" fo:margin-left="1.517cm"/>
        </style:list-level-properties>
        <style:text-properties style:font-name="Symbol"/>
      </text:list-level-style-bullet>
      <text:list-level-style-bullet text:level="2" text:style-name="WW8Num4z1" style:num-suffix="." text:bullet-char="">
        <style:list-level-properties text:list-level-position-and-space-mode="label-alignment">
          <style:list-level-label-alignment text:label-followed-by="listtab" fo:text-indent="-0.741cm" fo:margin-left="2.258cm"/>
        </style:list-level-properties>
        <style:text-properties style:font-name="Wingdings"/>
      </text:list-level-style-bullet>
      <text:list-level-style-bullet text:level="3" text:style-name="WW8Num4z1" style:num-suffix="." text:bullet-char="">
        <style:list-level-properties text:list-level-position-and-space-mode="label-alignment">
          <style:list-level-label-alignment text:label-followed-by="listtab" fo:text-indent="-0.741cm" fo:margin-left="2.999cm"/>
        </style:list-level-properties>
        <style:text-properties style:font-name="Wingdings"/>
      </text:list-level-style-bullet>
      <text:list-level-style-bullet text:level="4" text:style-name="WW8Num4z1" style:num-suffix="." text:bullet-char="">
        <style:list-level-properties text:list-level-position-and-space-mode="label-alignment">
          <style:list-level-label-alignment text:label-followed-by="listtab" fo:text-indent="-0.741cm" fo:margin-left="3.739cm"/>
        </style:list-level-properties>
        <style:text-properties style:font-name="Wingdings"/>
      </text:list-level-style-bullet>
      <text:list-level-style-bullet text:level="5" text:style-name="WW8Num4z1" style:num-suffix="." text:bullet-char="">
        <style:list-level-properties text:list-level-position-and-space-mode="label-alignment">
          <style:list-level-label-alignment text:label-followed-by="listtab" fo:text-indent="-0.741cm" fo:margin-left="4.48cm"/>
        </style:list-level-properties>
        <style:text-properties style:font-name="Wingdings"/>
      </text:list-level-style-bullet>
      <text:list-level-style-bullet text:level="6" text:style-name="WW8Num4z1" style:num-suffix="." text:bullet-char="">
        <style:list-level-properties text:list-level-position-and-space-mode="label-alignment">
          <style:list-level-label-alignment text:label-followed-by="listtab" fo:text-indent="-0.741cm" fo:margin-left="5.221cm"/>
        </style:list-level-properties>
        <style:text-properties style:font-name="Wingdings"/>
      </text:list-level-style-bullet>
      <text:list-level-style-bullet text:level="7" text:style-name="WW8Num4z1" style:num-suffix="." text:bullet-char="">
        <style:list-level-properties text:list-level-position-and-space-mode="label-alignment">
          <style:list-level-label-alignment text:label-followed-by="listtab" fo:text-indent="-0.741cm" fo:margin-left="5.962cm"/>
        </style:list-level-properties>
        <style:text-properties style:font-name="Wingdings"/>
      </text:list-level-style-bullet>
      <text:list-level-style-bullet text:level="8" text:style-name="WW8Num4z1" style:num-suffix="." text:bullet-char="">
        <style:list-level-properties text:list-level-position-and-space-mode="label-alignment">
          <style:list-level-label-alignment text:label-followed-by="listtab" fo:text-indent="-0.741cm" fo:margin-left="6.703cm"/>
        </style:list-level-properties>
        <style:text-properties style:font-name="Wingdings"/>
      </text:list-level-style-bullet>
      <text:list-level-style-bullet text:level="9" text:style-name="WW8Num4z1" style:num-suffix="." text:bullet-char="">
        <style:list-level-properties text:list-level-position-and-space-mode="label-alignment">
          <style:list-level-label-alignment text:label-followed-by="listtab" fo:text-indent="-0.741cm" fo:margin-left="7.4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prefix="（" style:num-suffix="）" style:num-format="1">
        <style:list-level-properties text:list-level-position-and-space-mode="label-alignment">
          <style:list-level-label-alignment text:label-followed-by="listtab" fo:text-indent="-1.27cm" fo:margin-left="2.046cm"/>
        </style:list-level-properties>
      </text:list-level-style-number>
      <text:list-level-style-number text:level="2" text:style-name="WW8Num6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58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99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741cm" fo:margin-left="3.739cm"/>
        </style:list-level-properties>
      </text:list-level-style-number>
      <text:list-level-style-number text:level="5" text:style-name="WW8Num6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8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221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741cm" fo:margin-left="5.962cm"/>
        </style:list-level-properties>
      </text:list-level-style-number>
      <text:list-level-style-number text:level="8" text:style-name="WW8Num6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0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7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7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7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7z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7z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7z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7z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7z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873cm"/>
        </style:list-level-properties>
      </text:list-level-style-number>
      <text:list-level-style-number text:level="2" text:style-name="WW8Num8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72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46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741cm" fo:margin-left="3.201cm"/>
        </style:list-level-properties>
      </text:list-level-style-number>
      <text:list-level-style-number text:level="5" text:style-name="WW8Num8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942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683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741cm" fo:margin-left="5.424cm"/>
        </style:list-level-properties>
      </text:list-level-style-number>
      <text:list-level-style-number text:level="8" text:style-name="WW8Num8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165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·">
        <style:list-level-properties text:list-level-position-and-space-mode="label-alignment">
          <style:list-level-label-alignment text:label-followed-by="listtab" fo:text-indent="-0.741cm" fo:margin-left="2.011cm"/>
        </style:list-level-properties>
        <style:text-properties style:font-name="Symbol"/>
      </text:list-level-style-bullet>
      <text:list-level-style-bullet text:level="2" text:style-name="WW8Num9z1" style:num-suffix="." text:bullet-char="">
        <style:list-level-properties text:list-level-position-and-space-mode="label-alignment">
          <style:list-level-label-alignment text:label-followed-by="listtab" fo:text-indent="-0.741cm" fo:margin-left="2.752cm"/>
        </style:list-level-properties>
        <style:text-properties style:font-name="Wingdings"/>
      </text:list-level-style-bullet>
      <text:list-level-style-bullet text:level="3" text:style-name="WW8Num9z1" style:num-suffix="." text:bullet-char="">
        <style:list-level-properties text:list-level-position-and-space-mode="label-alignment">
          <style:list-level-label-alignment text:label-followed-by="listtab" fo:text-indent="-0.741cm" fo:margin-left="3.493cm"/>
        </style:list-level-properties>
        <style:text-properties style:font-name="Wingdings"/>
      </text:list-level-style-bullet>
      <text:list-level-style-bullet text:level="4" text:style-name="WW8Num9z1" style:num-suffix="." text:bullet-char="">
        <style:list-level-properties text:list-level-position-and-space-mode="label-alignment">
          <style:list-level-label-alignment text:label-followed-by="listtab" fo:text-indent="-0.741cm" fo:margin-left="4.233cm"/>
        </style:list-level-properties>
        <style:text-properties style:font-name="Wingdings"/>
      </text:list-level-style-bullet>
      <text:list-level-style-bullet text:level="5" text:style-name="WW8Num9z1" style:num-suffix="." text:bullet-char="">
        <style:list-level-properties text:list-level-position-and-space-mode="label-alignment">
          <style:list-level-label-alignment text:label-followed-by="listtab" fo:text-indent="-0.741cm" fo:margin-left="4.974cm"/>
        </style:list-level-properties>
        <style:text-properties style:font-name="Wingdings"/>
      </text:list-level-style-bullet>
      <text:list-level-style-bullet text:level="6" text:style-name="WW8Num9z1" style:num-suffix="." text:bullet-char="">
        <style:list-level-properties text:list-level-position-and-space-mode="label-alignment">
          <style:list-level-label-alignment text:label-followed-by="listtab" fo:text-indent="-0.741cm" fo:margin-left="5.715cm"/>
        </style:list-level-properties>
        <style:text-properties style:font-name="Wingdings"/>
      </text:list-level-style-bullet>
      <text:list-level-style-bullet text:level="7" text:style-name="WW8Num9z1" style:num-suffix="." text:bullet-char="">
        <style:list-level-properties text:list-level-position-and-space-mode="label-alignment">
          <style:list-level-label-alignment text:label-followed-by="listtab" fo:text-indent="-0.741cm" fo:margin-left="6.456cm"/>
        </style:list-level-properties>
        <style:text-properties style:font-name="Wingdings"/>
      </text:list-level-style-bullet>
      <text:list-level-style-bullet text:level="8" text:style-name="WW8Num9z1" style:num-suffix="." text:bullet-char="">
        <style:list-level-properties text:list-level-position-and-space-mode="label-alignment">
          <style:list-level-label-alignment text:label-followed-by="listtab" fo:text-indent="-0.741cm" fo:margin-left="7.197cm"/>
        </style:list-level-properties>
        <style:text-properties style:font-name="Wingdings"/>
      </text:list-level-style-bullet>
      <text:list-level-style-bullet text:level="9" text:style-name="WW8Num9z1" style:num-suffix="." text:bullet-char="">
        <style:list-level-properties text:list-level-position-and-space-mode="label-alignment">
          <style:list-level-label-alignment text:label-followed-by="listtab" fo:text-indent="-0.741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、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WW8Num10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10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10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1">
        <style:list-level-properties text:list-level-position-and-space-mode="label-alignment">
          <style:list-level-label-alignment text:label-followed-by="listtab" fo:text-indent="-0.741cm" fo:margin-left="2.011cm"/>
        </style:list-level-properties>
      </text:list-level-style-number>
      <text:list-level-style-number text:level="2" text:style-name="WW8Num11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752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493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741cm" fo:margin-left="4.233cm"/>
        </style:list-level-properties>
      </text:list-level-style-number>
      <text:list-level-style-number text:level="5" text:style-name="WW8Num11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974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71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741cm" fo:margin-left="6.456cm"/>
        </style:list-level-properties>
      </text:list-level-style-number>
      <text:list-level-style-number text:level="8" text:style-name="WW8Num11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197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93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411cm"/>
        </style:list-level-properties>
      </text:list-level-style-number>
      <text:list-level-style-number text:level="2" text:style-name="WW8Num12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58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99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741cm" fo:margin-left="3.739cm"/>
        </style:list-level-properties>
      </text:list-level-style-number>
      <text:list-level-style-number text:level="5" text:style-name="WW8Num12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8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221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741cm" fo:margin-left="5.962cm"/>
        </style:list-level-properties>
      </text:list-level-style-number>
      <text:list-level-style-number text:level="8" text:style-name="WW8Num12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03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1">
        <style:list-level-properties text:list-level-position-and-space-mode="label-alignment">
          <style:list-level-label-alignment text:label-followed-by="listtab" fo:text-indent="-0.741cm" fo:margin-left="1.61cm"/>
        </style:list-level-properties>
      </text:list-level-style-number>
      <text:list-level-style-number text:level="2" text:style-name="WW8Num13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351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092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741cm" fo:margin-left="3.833cm"/>
        </style:list-level-properties>
      </text:list-level-style-number>
      <text:list-level-style-number text:level="5" text:style-name="WW8Num13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574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31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741cm" fo:margin-left="6.055cm"/>
        </style:list-level-properties>
      </text:list-level-style-number>
      <text:list-level-style-number text:level="8" text:style-name="WW8Num13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9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5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595cm" style:type="center"/>
          <style:tab-stop style:position="17.191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49cm" fo:margin-bottom="2.54cm" fo:margin-left="1.905cm" fo:margin-right="1.905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软件质量保证与测试<text:tab/>期末考核-project1<text:tab/>2019-2020-2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yang</meta:initial-creator>
    <meta:creation-date>2015-06-01T09:46:00</meta:creation-date>
    <dc:date>2020-05-24T15:56:43.645328411</dc:date>
    <meta:editing-cycles>42</meta:editing-cycles>
    <meta:editing-duration>PT9H17M2S</meta:editing-duration>
    <meta:generator>LibreOffice/6.4.3.2$Linux_X86_64 LibreOffice_project/40$Build-2</meta:generator>
    <meta:document-statistic meta:table-count="8" meta:image-count="0" meta:object-count="2" meta:page-count="15" meta:paragraph-count="351" meta:word-count="3123" meta:character-count="3893" meta:non-whitespace-character-count="3674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5.237cm"/>
    </style:style>
    <style:style style:name="co4" style:family="table-column">
      <style:table-column-properties fo:break-before="auto" style:column-width="7.034cm"/>
    </style:style>
    <style:style style:name="co5" style:family="table-column">
      <style:table-column-properties fo:break-before="auto" style:column-width="7.3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等价类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office:value-type="string" calcext:value-type="string" table:number-columns-spanned="5" table:number-rows-spanned="1">
            <text:p>等价类的设计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测试模块</text:p>
          </table:table-cell>
          <table:table-cell office:value-type="string" calcext:value-type="string">
            <text:p>测试功能</text:p>
          </table:table-cell>
          <table:table-cell office:value-type="string" calcext:value-type="string">
            <text:p>输入条件</text:p>
          </table:table-cell>
          <table:table-cell office:value-type="string" calcext:value-type="string">
            <text:p>有效等价类</text:p>
          </table:table-cell>
          <table:table-cell office:value-type="string" calcext:value-type="string">
            <text:p>无效等价类</text:p>
          </table:table-cell>
        </table:table-row>
        <table:table-row table:style-name="ro2">
          <table:table-cell office:value-type="string" calcext:value-type="string" table:number-columns-spanned="1" table:number-rows-spanned="21">
            <text:p>矩阵</text:p>
          </table:table-cell>
          <table:table-cell office:value-type="string" calcext:value-type="string" table:number-columns-spanned="1" table:number-rows-spanned="15">
            <text:p>矩阵录入</text:p>
          </table:table-cell>
          <table:table-cell office:value-type="string" calcext:value-type="string" table:number-columns-spanned="1" table:number-rows-spanned="3">
            <text:p>矩阵的尺寸</text:p>
          </table:table-cell>
          <table:table-cell office:value-type="string" calcext:value-type="string" table:number-columns-spanned="1" table:number-rows-spanned="3">
            <text:p>尺寸为非负整数 <text:s text:c="3"/>1</text:p>
          </table:table-cell>
          <table:table-cell office:value-type="string" calcext:value-type="string">
            <text:p>尺寸中含负数 <text:s text:c="3"/>2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尺寸中含小数 <text:s text:c="3"/>3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尺寸中含字符 <text:s text:c="3"/>4</text:p>
          </table:table-cell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12">
            <text:p>矩阵的内容</text:p>
          </table:table-cell>
          <table:table-cell office:value-type="string" calcext:value-type="string" table:number-columns-spanned="1" table:number-rows-spanned="3">
            <text:p>内容的尺寸与录入的尺寸一致 <text:s text:c="3"/>5</text:p>
          </table:table-cell>
          <table:table-cell office:value-type="string" calcext:value-type="string">
            <text:p>录入尺寸行不一致 <text:s text:c="3"/>6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录入尺寸列不一致 <text:s text:c="3"/>7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录入尺寸行列不一致 <text:s text:c="3"/>8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内容是整数 <text:s text:c="3"/>9</text:p>
          </table:table-cell>
          <table:table-cell office:value-type="string" calcext:value-type="string">
            <text:p>矩阵中某元素含字符 <text:s text:c="3"/>10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内容是小数点开头 <text:s text:c="3"/>11</text:p>
          </table:table-cell>
          <table:table-cell office:value-type="string" calcext:value-type="string" table:number-columns-spanned="1" table:number-rows-spanned="3">
            <text:p>矩阵中某元素含多个小数点 <text:s text:c="3"/>14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内容小数点结尾 <text:s text:c="3"/>12</text:p>
          </table:table-cell>
          <table:covered-table-cell/>
        </table:table-row>
        <table:table-row table:style-name="ro2">
          <table:covered-table-cell table:number-columns-repeated="3"/>
          <table:table-cell office:value-type="string" calcext:value-type="string">
            <text:p>内容是小数点在中间的小数 <text:s text:c="3"/>13</text:p>
          </table:table-cell>
          <table:covered-table-cell/>
        </table:table-row>
        <table:table-row table:style-name="ro2">
          <table:covered-table-cell table:number-columns-repeated="3"/>
          <table:table-cell office:value-type="string" calcext:value-type="string" table:number-columns-spanned="1" table:number-rows-spanned="2">
            <text:p>内容是分数 <text:s text:c="3"/>15</text:p>
          </table:table-cell>
          <table:table-cell office:value-type="string" calcext:value-type="string">
            <text:p>矩阵中某元素分母为0 <text:s text:c="3"/>16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矩阵中某元素无分母 <text:s text:c="3"/>17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内容是以e开头的科学计数 <text:s text:c="3"/>18</text:p>
          </table:table-cell>
          <table:table-cell office:value-type="string" calcext:value-type="string" table:number-columns-spanned="1" table:number-rows-spanned="3">
            <text:p>矩阵中某元素含多余1个e <text:s text:c="3"/>21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内容是以e结尾的科学计数 <text:s text:c="3"/>19</text:p>
          </table:table-cell>
          <table:covered-table-cell/>
        </table:table-row>
        <table:table-row table:style-name="ro2">
          <table:covered-table-cell table:number-columns-repeated="3"/>
          <table:table-cell office:value-type="string" calcext:value-type="string">
            <text:p>内容是e在中间的科学计数 <text:s text:c="3"/>20</text:p>
          </table:table-cell>
          <table:covered-table-cell/>
        </table:table-row>
        <table:table-row table:style-name="ro2">
          <table:covered-table-cell/>
          <table:table-cell office:value-type="string" calcext:value-type="string" table:number-columns-spanned="1" table:number-rows-spanned="3">
            <text:p>双目+运算</text:p>
            <text:p>双目-运算</text:p>
          </table:table-cell>
          <table:table-cell office:value-type="string" calcext:value-type="string" table:number-columns-spanned="1" table:number-rows-spanned="3">
            <text:p>输入两个矩阵</text:p>
          </table:table-cell>
          <table:table-cell office:value-type="string" calcext:value-type="string" table:number-columns-spanned="1" table:number-rows-spanned="3">
            <text:p>两个矩阵行列一致    22</text:p>
            <text:p> 两个矩阵行列一致    23</text:p>
          </table:table-cell>
          <table:table-cell office:value-type="string" calcext:value-type="string">
            <text:p>两个矩阵行不一致 <text:s text:c="3"/>24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两个矩阵列不一致 <text:s text:c="3"/>25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两个矩阵行列均不一致 <text:s text:c="3"/>26</text:p>
          </table:table-cell>
        </table:table-row>
        <table:table-row table:style-name="ro2">
          <table:covered-table-cell/>
          <table:table-cell office:value-type="string" calcext:value-type="string">
            <text:p>双目X运算</text:p>
          </table:table-cell>
          <table:table-cell office:value-type="string" calcext:value-type="string">
            <text:p>输入两个矩阵</text:p>
          </table:table-cell>
          <table:table-cell office:value-type="string" calcext:value-type="string">
            <text:p>第一个矩阵的列与第二个矩阵的行一致 <text:s text:c="3"/>27</text:p>
          </table:table-cell>
          <table:table-cell office:value-type="string" calcext:value-type="string">
            <text:p>第一个矩阵的列与第二个矩阵的行不一致 <text:s text:c="3"/>28</text:p>
          </table:table-cell>
        </table:table-row>
        <table:table-row table:style-name="ro1">
          <table:covered-table-cell/>
          <table:table-cell office:value-type="string" calcext:value-type="string">
            <text:p>单目求逆运算</text:p>
          </table:table-cell>
          <table:table-cell office:value-type="string" calcext:value-type="string" table:number-columns-spanned="1" table:number-rows-spanned="2">
            <text:p>输入一个矩阵</text:p>
          </table:table-cell>
          <table:table-cell office:value-type="string" calcext:value-type="string" table:number-columns-spanned="1" table:number-rows-spanned="2">
            <text:p>符合输入的矩阵 <text:s/>29</text:p>
          </table:table-cell>
          <table:table-cell office:value-type="string" calcext:value-type="string" table:number-columns-spanned="1" table:number-rows-spanned="2">
            <text:p>不符合输入的矩阵 <text:s text:c="2"/>30</text:p>
          </table:table-cell>
        </table:table-row>
        <table:table-row table:style-name="ro1">
          <table:covered-table-cell/>
          <table:table-cell office:value-type="string" calcext:value-type="string">
            <text:p>单目化为梯阵</text:p>
          </table:table-cell>
          <table:covered-table-cell table:number-columns-repeated="3"/>
        </table:table-row>
        <table:table-row table:style-name="ro2">
          <table:table-cell office:value-type="string" calcext:value-type="string" table:number-columns-spanned="1" table:number-rows-spanned="9">
            <text:p>统计</text:p>
          </table:table-cell>
          <table:table-cell office:value-type="string" calcext:value-type="string" table:number-columns-spanned="1" table:number-rows-spanned="9">
            <text:p>统计的九个功能</text:p>
          </table:table-cell>
          <table:table-cell office:value-type="string" calcext:value-type="string" table:number-columns-spanned="1" table:number-rows-spanned="9">
            <text:p>输入数据</text:p>
          </table:table-cell>
          <table:table-cell office:value-type="string" calcext:value-type="string">
            <text:p>数据为整数 <text:s text:c="3"/>31</text:p>
          </table:table-cell>
          <table:table-cell office:value-type="string" calcext:value-type="string">
            <text:p>数据中某元素含字符 <text:s text:c="3"/>32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数据以小数点开头的小数 <text:s text:c="3"/>33</text:p>
          </table:table-cell>
          <table:table-cell office:value-type="string" calcext:value-type="string" table:number-columns-spanned="1" table:number-rows-spanned="3">
            <text:p>数据中某元素含多个小数点 <text:s text:c="3"/>36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数据以小数点结尾的小数 <text:s text:c="3"/>34</text:p>
          </table:table-cell>
          <table:covered-table-cell/>
        </table:table-row>
        <table:table-row table:style-name="ro2">
          <table:covered-table-cell table:number-columns-repeated="3"/>
          <table:table-cell office:value-type="string" calcext:value-type="string">
            <text:p>数据为一般的小数 <text:s text:c="3"/>35</text:p>
          </table:table-cell>
          <table:covered-table-cell/>
        </table:table-row>
        <table:table-row table:style-name="ro2">
          <table:covered-table-cell table:number-columns-repeated="3"/>
          <table:table-cell office:value-type="string" calcext:value-type="string" table:number-columns-spanned="1" table:number-rows-spanned="2">
            <text:p>数据为分数 <text:s text:c="3"/>37</text:p>
          </table:table-cell>
          <table:table-cell office:value-type="string" calcext:value-type="string">
            <text:p>分母为0 <text:s text:c="3"/>38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不存在分母 <text:s text:c="3"/>39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数据为以e开头的科学计数 <text:s text:c="3"/>40</text:p>
          </table:table-cell>
          <table:table-cell office:value-type="string" calcext:value-type="string" table:number-columns-spanned="1" table:number-rows-spanned="3">
            <text:p>数据中某元素含多个e <text:s text:c="3"/>43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数据为以e结尾的科学计数 <text:s text:c="3"/>41</text:p>
          </table:table-cell>
          <table:covered-table-cell/>
        </table:table-row>
        <table:table-row table:style-name="ro2">
          <table:covered-table-cell table:number-columns-repeated="3"/>
          <table:table-cell office:value-type="string" calcext:value-type="string">
            <text:p>数据为e在中间的科学计数 <text:s text:c="3"/>42</text:p>
          </table:table-cell>
          <table:covered-table-cell/>
        </table:table-row>
        <table:table-row table:style-name="ro2">
          <table:table-cell office:value-type="string" calcext:value-type="string" table:number-columns-spanned="1" table:number-rows-spanned="8">
            <text:p>图论</text:p>
          </table:table-cell>
          <table:table-cell office:value-type="string" calcext:value-type="string" table:number-columns-spanned="1" table:number-rows-spanned="4">
            <text:p>录入邻接矩阵</text:p>
          </table:table-cell>
          <table:table-cell office:value-type="string" calcext:value-type="string" table:number-columns-spanned="1" table:number-rows-spanned="3">
            <text:p>输入结点数</text:p>
          </table:table-cell>
          <table:table-cell office:value-type="string" calcext:value-type="string" table:number-columns-spanned="1" table:number-rows-spanned="3">
            <text:p>结点数为非负整数 <text:s text:c="3"/>44</text:p>
          </table:table-cell>
          <table:table-cell office:value-type="string" calcext:value-type="string">
            <text:p>结点数为负数 <text:s text:c="3"/>45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结点数含字符 <text:s text:c="3"/>46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结点数为小数 <text:s text:c="3"/>47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输入邻接矩阵</text:p>
          </table:table-cell>
          <table:table-cell office:value-type="string" calcext:value-type="string">
            <text:p>矩阵只含0或1 <text:s text:c="3"/>48</text:p>
          </table:table-cell>
          <table:table-cell office:value-type="string" calcext:value-type="string">
            <text:p>矩阵含非0或1的字符 <text:s text:c="3"/>49</text:p>
          </table:table-cell>
        </table:table-row>
        <table:table-row table:style-name="ro2">
          <table:covered-table-cell/>
          <table:table-cell office:value-type="string" calcext:value-type="string" table:number-columns-spanned="1" table:number-rows-spanned="3">
            <text:p>计算最短路径长</text:p>
          </table:table-cell>
          <table:table-cell office:value-type="string" calcext:value-type="string" table:number-columns-spanned="1" table:number-rows-spanned="3">
            <text:p>输入两点</text:p>
          </table:table-cell>
          <table:table-cell office:value-type="string" calcext:value-type="string" table:number-columns-spanned="1" table:number-rows-spanned="3">
            <text:p>两点在图上 <text:s text:c="3"/>50</text:p>
          </table:table-cell>
          <table:table-cell office:value-type="string" calcext:value-type="string">
            <text:p>起点不在图上 <text:s text:c="3"/>51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终点不在图上 <text:s text:c="3"/>52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起点和终点都不在图上 <text:s text:c="3"/>53</text:p>
          </table:table-cell>
        </table:table-row>
        <table:table-row table:style-name="ro2">
          <table:covered-table-cell/>
          <table:table-cell office:value-type="string" calcext:value-type="string">
            <text:p>计算关键路径长</text:p>
          </table:table-cell>
          <table:table-cell office:value-type="string" calcext:value-type="string">
            <text:p>输入一点</text:p>
          </table:table-cell>
          <table:table-cell office:value-type="string" calcext:value-type="string">
            <text:p>点在图上 <text:s text:c="3"/>54</text:p>
          </table:table-cell>
          <table:table-cell office:value-type="string" calcext:value-type="string">
            <text:p>点不在图上 <text:s text:c="3"/>5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00/00/00</text:date>, <text:time style:data-style-name="N2" text:time-value="11:19:35.946508427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948cm"/>
    </style:style>
    <style:style style:name="co3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6.761cm"/>
    </style:style>
    <style:style style:name="co5" style:family="table-column">
      <style:table-column-properties fo:break-before="auto" style:column-width="9.294cm"/>
    </style:style>
    <style:style style:name="co6" style:family="table-column">
      <style:table-column-properties fo:break-before="auto" style:column-width="10.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/>
    </style:style>
    <style:style style:name="ce6" style:family="table-cell" style:parent-style-name="Default" style:data-style-name="N99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/>
    </style:style>
    <style:style style:name="ce16" style:family="table-cell" style:parent-style-name="Default" style:data-style-name="N99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矩阵模块测试用例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1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1" table:default-cell-style-name="ce14"/>
        <table:table-row table:style-name="ro1">
          <table:table-cell office:value-type="string" calcext:value-type="string" table:number-columns-spanned="1" table:number-rows-spanned="2">
            <text:p>用例编号</text:p>
          </table:table-cell>
          <table:table-cell office:value-type="string" calcext:value-type="string" table:number-columns-spanned="1" table:number-rows-spanned="2">
            <text:p>用例作用</text:p>
          </table:table-cell>
          <table:table-cell office:value-type="string" calcext:value-type="string" table:number-columns-spanned="3" table:number-rows-spanned="1">
            <text:p>输入</text:p>
          </table:table-cell>
          <table:covered-table-cell table:number-columns-repeated="2"/>
          <table:table-cell office:value-type="string" calcext:value-type="string" table:number-columns-spanned="1" table:number-rows-spanned="2">
            <text:p>预期输出</text:p>
          </table:table-cell>
          <table:table-cell office:value-type="string" calcext:value-type="string" table:number-columns-spanned="1" table:number-rows-spanned="2">
            <text:p>实际输出</text:p>
          </table:table-cell>
          <table:table-cell table:style-name="ce11" office:value-type="string" calcext:value-type="string" table:number-columns-spanned="1" table:number-rows-spanned="2">
            <text:p>结果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名称</text:p>
          </table:table-cell>
          <table:table-cell office:value-type="string" calcext:value-type="string">
            <text:p>行、列</text:p>
          </table:table-cell>
          <table:table-cell office:value-type="string" calcext:value-type="string">
            <text:p>内容</text:p>
          </table:table-cell>
          <table:covered-table-cell table:number-columns-repeated="2"/>
          <table:covered-table-cell table:style-name="ce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覆盖有效等价类1、5、9、11、12、13、15、18、19、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、3</text:p>
          </table:table-cell>
          <table:table-cell office:value-type="string" calcext:value-type="string">
            <text:p>[[1,0,3/4],[.2,3.,1.2],[e1,1e,1e1]]</text:p>
          </table:table-cell>
          <table:table-cell table:number-columns-repeated="2" office:value-type="string" calcext:value-type="string">
            <text:p>添加成功</text:p>
          </table:table-cell>
          <table:table-cell table:style-name="ce13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覆盖无效等价类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3、3</text:p>
          </table:table-cell>
          <table:table-cell office:value-type="string" calcext:value-type="string">
            <text:p>内容无效</text:p>
          </table:table-cell>
          <table:table-cell office:value-type="string" calcext:value-type="string">
            <text:p>无法输入负数或者提示错误尺寸错误</text:p>
          </table:table-cell>
          <table:table-cell office:value-type="string" calcext:value-type="string">
            <text:p>无法输入负数</text:p>
          </table:table-cell>
          <table:table-cell table:style-name="ce13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覆盖无效等价类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、3</text:p>
          </table:table-cell>
          <table:table-cell office:value-type="string" calcext:value-type="string">
            <text:p>内容无效</text:p>
          </table:table-cell>
          <table:table-cell office:value-type="string" calcext:value-type="string">
            <text:p>无法输入小数点或者提示尺寸错误</text:p>
          </table:table-cell>
          <table:table-cell office:value-type="string" calcext:value-type="string">
            <text:p>无法输入小数点</text:p>
          </table:table-cell>
          <table:table-cell table:style-name="ce13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覆盖无效等价类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、a</text:p>
          </table:table-cell>
          <table:table-cell office:value-type="string" calcext:value-type="string">
            <text:p>内容无效</text:p>
          </table:table-cell>
          <table:table-cell office:value-type="string" calcext:value-type="string">
            <text:p>无法输入字符或者提示尺寸错误</text:p>
          </table:table-cell>
          <table:table-cell office:value-type="string" calcext:value-type="string">
            <text:p>无法输入字符</text:p>
          </table:table-cell>
          <table:table-cell table:style-name="ce13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覆盖无效等价类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、3</text:p>
          </table:table-cell>
          <table:table-cell office:value-type="string" calcext:value-type="string">
            <text:p>[[1,2,3],[1,2,3]]</text:p>
          </table:table-cell>
          <table:table-cell office:value-type="string" calcext:value-type="string">
            <text:p>提示矩阵输入错误</text:p>
          </table:table-cell>
          <table:table-cell office:value-type="string" calcext:value-type="string">
            <text:p>提示矩阵行、列输入错误</text:p>
          </table:table-cell>
          <table:table-cell table:style-name="ce13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覆盖无效等价类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、2</text:p>
          </table:table-cell>
          <table:table-cell office:value-type="string" calcext:value-type="string">
            <text:p>[[1,2,3],[1,2,3]]</text:p>
          </table:table-cell>
          <table:table-cell office:value-type="string" calcext:value-type="string">
            <text:p>提示矩阵输入错误</text:p>
          </table:table-cell>
          <table:table-cell office:value-type="string" calcext:value-type="string">
            <text:p>矩阵添加成功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覆盖无效等价类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、2</text:p>
          </table:table-cell>
          <table:table-cell office:value-type="string" calcext:value-type="string">
            <text:p>[[1,2,3],[1,2,3]]</text:p>
          </table:table-cell>
          <table:table-cell office:value-type="string" calcext:value-type="string">
            <text:p>提示矩阵输入错误</text:p>
          </table:table-cell>
          <table:table-cell office:value-type="string" calcext:value-type="string">
            <text:p>矩阵添加成功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覆盖无效等价类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、2</text:p>
          </table:table-cell>
          <table:table-cell office:value-type="string" calcext:value-type="string">
            <text:p>[[1,2],[c,2]]</text:p>
          </table:table-cell>
          <table:table-cell office:value-type="string" calcext:value-type="string">
            <text:p>提示矩阵输入错误</text:p>
          </table:table-cell>
          <table:table-cell office:value-type="string" calcext:value-type="string">
            <text:p>矩阵添加成功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覆盖无效等价类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、2</text:p>
          </table:table-cell>
          <table:table-cell office:value-type="string" calcext:value-type="string">
            <text:p>[[1.1.1,2],[3,4]]</text:p>
          </table:table-cell>
          <table:table-cell office:value-type="string" calcext:value-type="string">
            <text:p>提示矩阵输入错误</text:p>
          </table:table-cell>
          <table:table-cell office:value-type="string" calcext:value-type="string">
            <text:p>矩阵添加成功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覆盖无效等价类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、2</text:p>
          </table:table-cell>
          <table:table-cell office:value-type="string" calcext:value-type="string">
            <text:p>[[1/0,1],[2,2]]</text:p>
          </table:table-cell>
          <table:table-cell office:value-type="string" calcext:value-type="string">
            <text:p>提示矩阵输入错误</text:p>
          </table:table-cell>
          <table:table-cell office:value-type="string" calcext:value-type="string">
            <text:p>矩阵添加成功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覆盖无效等价类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、2</text:p>
          </table:table-cell>
          <table:table-cell office:value-type="string" calcext:value-type="string">
            <text:p>[[1/,1],[2,2]]</text:p>
          </table:table-cell>
          <table:table-cell office:value-type="string" calcext:value-type="string">
            <text:p>提示矩阵输入错误</text:p>
          </table:table-cell>
          <table:table-cell office:value-type="string" calcext:value-type="string">
            <text:p>矩阵添加成功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覆盖无效等价类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、2</text:p>
          </table:table-cell>
          <table:table-cell office:value-type="string" calcext:value-type="string">
            <text:p>[[1e1e1,1],[2,2]]</text:p>
          </table:table-cell>
          <table:table-cell office:value-type="string" calcext:value-type="string">
            <text:p>提示矩阵输入错误</text:p>
          </table:table-cell>
          <table:table-cell office:value-type="string" calcext:value-type="string">
            <text:p>矩阵添加成功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2">
          <table:table-cell office:value-type="float" office:value="13" calcext:value-type="float" table:number-columns-spanned="1" table:number-rows-spanned="2">
            <text:p>13</text:p>
          </table:table-cell>
          <table:table-cell office:value-type="string" calcext:value-type="string" table:number-columns-spanned="1" table:number-rows-spanned="2">
            <text:p>覆盖有效等价类22、1、5、9、11、12、13、15、18、19、20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3、3</text:p>
          </table:table-cell>
          <table:table-cell office:value-type="string" calcext:value-type="string">
            <text:p>[[1/4,2,3],[.2,3.,1.2],[e1,1e,1e1]]</text:p>
          </table:table-cell>
          <table:table-cell office:value-type="string" calcext:value-type="string" table:number-columns-spanned="1" table:number-rows-spanned="2">
            <text:p>[[1,4,4][0.5,7,3.3][100,1,13]]</text:p>
          </table:table-cell>
          <table:table-cell office:value-type="string" calcext:value-type="string" table:number-columns-spanned="1" table:number-rows-spanned="2">
            <text:p>[[4,4,4],[0.5,7,3.3],[100,1,13]]</text:p>
          </table:table-cell>
          <table:table-cell office:value-type="boolean" office:boolean-value="false" calcext:value-type="boolean" table:number-columns-spanned="1" table:number-rows-spanned="2">
            <text:p>FALSE</text:p>
          </table:table-cell>
        </table:table-row>
        <table:table-row table:style-name="ro2">
          <table:covered-table-cell office:value-type="float" office:value="14" calcext:value-type="float">
            <text:p>14</text:p>
          </table:covered-table-cell>
          <table:covered-table-cell/>
          <table:table-cell office:value-type="string" calcext:value-type="string">
            <text:p>two</text:p>
          </table:table-cell>
          <table:table-cell office:value-type="string" calcext:value-type="string">
            <text:p>3、3</text:p>
          </table:table-cell>
          <table:table-cell office:value-type="string" calcext:value-type="string">
            <text:p>[[3/4,2,1],[.3,4.,2.1],[1e2,e3,3e]]</text:p>
          </table:table-cell>
          <table:covered-table-cell table:number-columns-repeated="2"/>
          <table:covered-table-cell table:style-name="ce15"/>
        </table:table-row>
        <table:table-row table:style-name="ro2">
          <table:table-cell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 table:number-columns-spanned="1" table:number-rows-spanned="2">
            <text:p>覆盖无效等价类24</text:p>
          </table:table-cell>
          <table:table-cell office:value-type="string" calcext:value-type="string">
            <text:p>errOne</text:p>
          </table:table-cell>
          <table:table-cell office:value-type="string" calcext:value-type="string">
            <text:p>3、3</text:p>
          </table:table-cell>
          <table:table-cell office:value-type="string" calcext:value-type="string">
            <text:p>[[1/4,2,3],[.2,3.,1.2],[e1,1e,1e1]]</text:p>
          </table:table-cell>
          <table:table-cell office:value-type="string" calcext:value-type="string" table:number-columns-spanned="1" table:number-rows-spanned="2">
            <text:p>提示加法出错信息</text:p>
          </table:table-cell>
          <table:table-cell office:value-type="string" calcext:value-type="string" table:number-columns-spanned="1" table:number-rows-spanned="2">
            <text:p>提示必须是同形状的矩阵才能相加</text:p>
          </table:table-cell>
          <table:table-cell table:style-name="ce13" office:value-type="boolean" office:boolean-value="true" calcext:value-type="boolean" table:number-columns-spanned="1" table:number-rows-spanned="2">
            <text:p>TRUE</text:p>
          </table:table-cell>
        </table:table-row>
        <table:table-row table:style-name="ro2">
          <table:covered-table-cell office:value-type="float" office:value="16" calcext:value-type="float">
            <text:p>16</text:p>
          </table:covered-table-cell>
          <table:covered-table-cell/>
          <table:table-cell office:value-type="string" calcext:value-type="string">
            <text:p>errTwo</text:p>
          </table:table-cell>
          <table:table-cell office:value-type="string" calcext:value-type="string">
            <text:p>2、3</text:p>
          </table:table-cell>
          <table:table-cell office:value-type="string" calcext:value-type="string">
            <text:p>[[1/4,2,3],[.2,3.,1.2]]</text:p>
          </table:table-cell>
          <table:covered-table-cell office:value-type="string" calcext:value-type="string">
            <text:p>提示出错信息</text:p>
          </table:covered-table-cell>
          <table:covered-table-cell/>
          <table:covered-table-cell table:style-name="ce11"/>
        </table:table-row>
        <table:table-row table:style-name="ro2">
          <table:table-cell office:value-type="float" office:value="15" calcext:value-type="float" table:number-columns-spanned="1" table:number-rows-spanned="2">
            <text:p>15</text:p>
          </table:table-cell>
          <table:table-cell office:value-type="string" calcext:value-type="string" table:number-columns-spanned="1" table:number-rows-spanned="2">
            <text:p>覆盖无效等价类25</text:p>
          </table:table-cell>
          <table:table-cell office:value-type="string" calcext:value-type="string">
            <text:p>errThr</text:p>
          </table:table-cell>
          <table:table-cell office:value-type="string" calcext:value-type="string">
            <text:p>3、3</text:p>
          </table:table-cell>
          <table:table-cell office:value-type="string" calcext:value-type="string">
            <text:p>[[1,1,1],[1,1,1],[1,1,1]]</text:p>
          </table:table-cell>
          <table:table-cell office:value-type="string" calcext:value-type="string" table:number-columns-spanned="1" table:number-rows-spanned="2">
            <text:p>提示加法出错信息</text:p>
          </table:table-cell>
          <table:table-cell office:value-type="string" calcext:value-type="string" table:number-columns-spanned="1" table:number-rows-spanned="2">
            <text:p>提示必须是同形状的矩阵才能相加</text:p>
          </table:table-cell>
          <table:table-cell table:style-name="ce13" office:value-type="boolean" office:boolean-value="true" calcext:value-type="boolean" table:number-columns-spanned="1" table:number-rows-spanned="2">
            <text:p>TRUE</text:p>
          </table:table-cell>
        </table:table-row>
        <table:table-row table:style-name="ro2">
          <table:covered-table-cell office:value-type="float" office:value="18" calcext:value-type="float">
            <text:p>18</text:p>
          </table:covered-table-cell>
          <table:covered-table-cell/>
          <table:table-cell office:value-type="string" calcext:value-type="string">
            <text:p>errFou</text:p>
          </table:table-cell>
          <table:table-cell office:value-type="string" calcext:value-type="string">
            <text:p>3、2</text:p>
          </table:table-cell>
          <table:table-cell office:value-type="string" calcext:value-type="string">
            <text:p>[[1,2],[1,2],[1,2]]</text:p>
          </table:table-cell>
          <table:covered-table-cell office:value-type="string" calcext:value-type="string">
            <text:p>提示出错信息</text:p>
          </table:covered-table-cell>
          <table:covered-table-cell/>
          <table:covered-table-cell table:style-name="ce11"/>
        </table:table-row>
        <table:table-row table:style-name="ro2">
          <table:table-cell office:value-type="float" office:value="16" calcext:value-type="float" table:number-columns-spanned="1" table:number-rows-spanned="2">
            <text:p>16</text:p>
          </table:table-cell>
          <table:table-cell office:value-type="string" calcext:value-type="string" table:number-columns-spanned="1" table:number-rows-spanned="2">
            <text:p>覆盖无效等价类26</text:p>
          </table:table-cell>
          <table:table-cell office:value-type="string" calcext:value-type="string">
            <text:p>errFiv</text:p>
          </table:table-cell>
          <table:table-cell office:value-type="string" calcext:value-type="string">
            <text:p>2、3</text:p>
          </table:table-cell>
          <table:table-cell office:value-type="string" calcext:value-type="string">
            <text:p>[[1,2,3],[1,2,3]]</text:p>
          </table:table-cell>
          <table:table-cell office:value-type="string" calcext:value-type="string" table:number-columns-spanned="1" table:number-rows-spanned="2">
            <text:p>提示加法出错信息</text:p>
          </table:table-cell>
          <table:table-cell office:value-type="string" calcext:value-type="string" table:number-columns-spanned="1" table:number-rows-spanned="2">
            <text:p>提示必须是同形状的矩阵才能相加</text:p>
          </table:table-cell>
          <table:table-cell table:style-name="ce13" office:value-type="boolean" office:boolean-value="true" calcext:value-type="boolean" table:number-columns-spanned="1" table:number-rows-spanned="2">
            <text:p>TRUE</text:p>
          </table:table-cell>
        </table:table-row>
        <table:table-row table:style-name="ro2">
          <table:covered-table-cell office:value-type="float" office:value="20" calcext:value-type="float">
            <text:p>20</text:p>
          </table:covered-table-cell>
          <table:covered-table-cell/>
          <table:table-cell office:value-type="string" calcext:value-type="string">
            <text:p>errSix</text:p>
          </table:table-cell>
          <table:table-cell office:value-type="string" calcext:value-type="string">
            <text:p>3、2</text:p>
          </table:table-cell>
          <table:table-cell office:value-type="string" calcext:value-type="string">
            <text:p>[[1,1],[2,2],[3,3]]</text:p>
          </table:table-cell>
          <table:covered-table-cell table:number-columns-repeated="2"/>
          <table:covered-table-cell table:style-name="ce11"/>
        </table:table-row>
        <table:table-row table:style-name="ro2">
          <table:table-cell office:value-type="float" office:value="17" calcext:value-type="float" table:number-columns-spanned="1" table:number-rows-spanned="2">
            <text:p>17</text:p>
          </table:table-cell>
          <table:table-cell office:value-type="string" calcext:value-type="string" table:number-columns-spanned="1" table:number-rows-spanned="2">
            <text:p>覆盖有效等价类23、1、5、9、11、12、13、15、18、19、20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3、3</text:p>
          </table:table-cell>
          <table:table-cell office:value-type="string" calcext:value-type="string">
            <text:p>[[1/4,2,3],[.2,3.,1.2],[e1,1e,1e1]]</text:p>
          </table:table-cell>
          <table:table-cell office:value-type="string" calcext:value-type="string" table:number-columns-spanned="1" table:number-rows-spanned="2">
            <text:p>[[-0.5,0,2],[-0.1,-1,-0.9],[-100,1,7]]</text:p>
          </table:table-cell>
          <table:table-cell office:value-type="string" calcext:value-type="string" table:number-columns-spanned="1" table:number-rows-spanned="2">
            <text:p>[[-2,0,2],[-0.1,-1,-0.9],[-100,1,7]]</text:p>
          </table:table-cell>
          <table:table-cell office:value-type="boolean" office:boolean-value="false" calcext:value-type="boolean" table:number-columns-spanned="1" table:number-rows-spanned="2">
            <text:p>FALSE</text:p>
          </table:table-cell>
        </table:table-row>
        <table:table-row table:style-name="ro2">
          <table:covered-table-cell office:value-type="float" office:value="22" calcext:value-type="float">
            <text:p>22</text:p>
          </table:covered-table-cell>
          <table:covered-table-cell/>
          <table:table-cell office:value-type="string" calcext:value-type="string">
            <text:p>two</text:p>
          </table:table-cell>
          <table:table-cell office:value-type="string" calcext:value-type="string">
            <text:p>3、3</text:p>
          </table:table-cell>
          <table:table-cell office:value-type="string" calcext:value-type="string">
            <text:p>[[3/4,2,1],[.3,4.,2.1],[1e2,e3,3e]]</text:p>
          </table:table-cell>
          <table:covered-table-cell table:number-columns-repeated="2"/>
          <table:covered-table-cell table:style-name="ce15"/>
        </table:table-row>
        <table:table-row table:style-name="ro2">
          <table:table-cell office:value-type="float" office:value="18" calcext:value-type="float" table:number-columns-spanned="1" table:number-rows-spanned="2">
            <text:p>18</text:p>
          </table:table-cell>
          <table:table-cell office:value-type="string" calcext:value-type="string" table:number-columns-spanned="1" table:number-rows-spanned="2">
            <text:p>覆盖无效等价类24</text:p>
          </table:table-cell>
          <table:table-cell office:value-type="string" calcext:value-type="string">
            <text:p>errOne</text:p>
          </table:table-cell>
          <table:table-cell office:value-type="string" calcext:value-type="string">
            <text:p>3、3</text:p>
          </table:table-cell>
          <table:table-cell office:value-type="string" calcext:value-type="string">
            <text:p>[[1/4,2,3],[.2,3.,1.2],[e1,1e,1e1]]</text:p>
          </table:table-cell>
          <table:table-cell office:value-type="string" calcext:value-type="string" table:number-columns-spanned="1" table:number-rows-spanned="2">
            <text:p>提示减法出错信息</text:p>
          </table:table-cell>
          <table:table-cell office:value-type="string" calcext:value-type="string" table:number-columns-spanned="1" table:number-rows-spanned="2">
            <text:p>提示必须是同形状的矩阵才能相加</text:p>
          </table:table-cell>
          <table:table-cell office:value-type="boolean" office:boolean-value="false" calcext:value-type="boolean" table:number-columns-spanned="1" table:number-rows-spanned="2">
            <text:p>FALSE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errTwo</text:p>
          </table:table-cell>
          <table:table-cell office:value-type="string" calcext:value-type="string">
            <text:p>2、3</text:p>
          </table:table-cell>
          <table:table-cell office:value-type="string" calcext:value-type="string">
            <text:p>[[1/4,2,3],[.2,3.,1.2]]</text:p>
          </table:table-cell>
          <table:covered-table-cell table:number-columns-repeated="2"/>
          <table:covered-table-cell table:style-name="ce15"/>
        </table:table-row>
        <table:table-row table:style-name="ro2">
          <table:table-cell office:value-type="float" office:value="19" calcext:value-type="float" table:number-columns-spanned="1" table:number-rows-spanned="2">
            <text:p>19</text:p>
          </table:table-cell>
          <table:table-cell office:value-type="string" calcext:value-type="string" table:number-columns-spanned="1" table:number-rows-spanned="2">
            <text:p>覆盖无效等价类25</text:p>
          </table:table-cell>
          <table:table-cell office:value-type="string" calcext:value-type="string">
            <text:p>errThr</text:p>
          </table:table-cell>
          <table:table-cell office:value-type="string" calcext:value-type="string">
            <text:p>3、3</text:p>
          </table:table-cell>
          <table:table-cell office:value-type="string" calcext:value-type="string">
            <text:p>[[1,1,1],[1,1,1],[1,1,1]]</text:p>
          </table:table-cell>
          <table:table-cell office:value-type="string" calcext:value-type="string" table:number-columns-spanned="1" table:number-rows-spanned="2">
            <text:p>提示减法出错信息</text:p>
          </table:table-cell>
          <table:table-cell office:value-type="string" calcext:value-type="string" table:number-columns-spanned="1" table:number-rows-spanned="2">
            <text:p>提示必须是同形状的矩阵才能相加</text:p>
          </table:table-cell>
          <table:table-cell office:value-type="boolean" office:boolean-value="false" calcext:value-type="boolean" table:number-columns-spanned="1" table:number-rows-spanned="2">
            <text:p>FALSE</text:p>
          </table:table-cell>
        </table:table-row>
        <table:table-row table:style-name="ro2">
          <table:covered-table-cell office:value-type="float" office:value="20" calcext:value-type="float">
            <text:p>20</text:p>
          </table:covered-table-cell>
          <table:covered-table-cell office:value-type="string" calcext:value-type="string">
            <text:p>覆盖无效等价类26</text:p>
          </table:covered-table-cell>
          <table:table-cell office:value-type="string" calcext:value-type="string">
            <text:p>errFou</text:p>
          </table:table-cell>
          <table:table-cell office:value-type="string" calcext:value-type="string">
            <text:p>3、2</text:p>
          </table:table-cell>
          <table:table-cell office:value-type="string" calcext:value-type="string">
            <text:p>[[1,2],[1,2],[1,2]]</text:p>
          </table:table-cell>
          <table:covered-table-cell table:number-columns-repeated="2"/>
          <table:covered-table-cell table:style-name="ce15"/>
        </table:table-row>
        <table:table-row table:style-name="ro2">
          <table:table-cell office:value-type="float" office:value="20" calcext:value-type="float" table:number-columns-spanned="1" table:number-rows-spanned="2">
            <text:p>20</text:p>
          </table:table-cell>
          <table:table-cell office:value-type="string" calcext:value-type="string" table:number-columns-spanned="1" table:number-rows-spanned="2">
            <text:p>覆盖无效等价类26</text:p>
          </table:table-cell>
          <table:table-cell office:value-type="string" calcext:value-type="string">
            <text:p>errFiv</text:p>
          </table:table-cell>
          <table:table-cell office:value-type="string" calcext:value-type="string">
            <text:p>2、3</text:p>
          </table:table-cell>
          <table:table-cell office:value-type="string" calcext:value-type="string">
            <text:p>[[1,2,3],[1,2,3]]</text:p>
          </table:table-cell>
          <table:table-cell office:value-type="string" calcext:value-type="string" table:number-columns-spanned="1" table:number-rows-spanned="2">
            <text:p>提示减法出错信息</text:p>
          </table:table-cell>
          <table:table-cell office:value-type="string" calcext:value-type="string" table:number-columns-spanned="1" table:number-rows-spanned="2">
            <text:p>提示必须是同形状的矩阵才能相加</text:p>
          </table:table-cell>
          <table:table-cell office:value-type="boolean" office:boolean-value="false" calcext:value-type="boolean" table:number-columns-spanned="1" table:number-rows-spanned="2">
            <text:p>FALSE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errSix</text:p>
          </table:table-cell>
          <table:table-cell office:value-type="string" calcext:value-type="string">
            <text:p>3、2</text:p>
          </table:table-cell>
          <table:table-cell office:value-type="string" calcext:value-type="string">
            <text:p>[[1,1],[2,2],[3,3]]</text:p>
          </table:table-cell>
          <table:covered-table-cell table:number-columns-repeated="2"/>
          <table:covered-table-cell table:style-name="ce15"/>
        </table:table-row>
        <table:table-row table:style-name="ro2">
          <table:table-cell office:value-type="float" office:value="21" calcext:value-type="float" table:number-columns-spanned="1" table:number-rows-spanned="2">
            <text:p>21</text:p>
          </table:table-cell>
          <table:table-cell office:value-type="string" calcext:value-type="string" table:number-columns-spanned="1" table:number-rows-spanned="2">
            <text:p>覆盖有效等价类27、1、5、9、11、12、13、15、18、19、20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4、3</text:p>
          </table:table-cell>
          <table:table-cell office:value-type="string" calcext:value-type="string">
            <text:p>[[1/2,1,1],[.2,3.,0.5],[e1,1e,1e2],[1,1,1]]</text:p>
          </table:table-cell>
          <table:table-cell office:value-type="string" calcext:value-type="string" table:number-columns-spanned="1" table:number-rows-spanned="2">
            <text:p>[[0.35,4.5,32],[0.4,4.7,19.7],[0.1,301,3001.5],[0.6,5,32.5]]</text:p>
          </table:table-cell>
          <table:table-cell office:value-type="string" calcext:value-type="string" table:number-columns-spanned="1" table:number-rows-spanned="2">
            <text:p>[[1.1,5,32.5],[0.5,4.7,19.7],[0.1,301,3001.5],[1.1,5,32.5]]</text:p>
          </table:table-cell>
          <table:table-cell office:value-type="boolean" office:boolean-value="false" calcext:value-type="boolean" table:number-columns-spanned="1" table:number-rows-spanned="2">
            <text:p>FALSE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five</text:p>
          </table:table-cell>
          <table:table-cell office:value-type="string" calcext:value-type="string">
            <text:p>3、3</text:p>
          </table:table-cell>
          <table:table-cell office:value-type="string" calcext:value-type="string">
            <text:p>[[1/2,1,1],[.1,1.,1.5],[e3,3e,3e1]]</text:p>
          </table:table-cell>
          <table:covered-table-cell table:number-columns-repeated="2"/>
          <table:covered-table-cell table:style-name="ce15"/>
        </table:table-row>
        <table:table-row table:style-name="ro2">
          <table:table-cell office:value-type="float" office:value="22" calcext:value-type="float" table:number-columns-spanned="1" table:number-rows-spanned="2">
            <text:p>22</text:p>
          </table:table-cell>
          <table:table-cell office:value-type="string" calcext:value-type="string" table:number-columns-spanned="1" table:number-rows-spanned="2">
            <text:p>覆盖无效等价类28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3、3</text:p>
          </table:table-cell>
          <table:table-cell office:value-type="string" calcext:value-type="string">
            <text:p>[[1/2,1,1],[.2,3.,0.5],[e1,1e,1e2],[1,1,1]]</text:p>
          </table:table-cell>
          <table:table-cell office:value-type="string" calcext:value-type="string" table:number-columns-spanned="1" table:number-rows-spanned="2">
            <text:p>提示乘法出错信息</text:p>
          </table:table-cell>
          <table:table-cell office:value-type="string" calcext:value-type="string" table:number-columns-spanned="1" table:number-rows-spanned="2">
            <text:p>提示两矩阵相乘，必须第一个矩阵的行数等于第二个矩阵的列数</text:p>
          </table:table-cell>
          <table:table-cell table:style-name="ce13" office:value-type="boolean" office:boolean-value="true" calcext:value-type="boolean" table:number-columns-spanned="1" table:number-rows-spanned="2">
            <text:p>TRUE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four</text:p>
          </table:table-cell>
          <table:table-cell office:value-type="string" calcext:value-type="string">
            <text:p>4、3</text:p>
          </table:table-cell>
          <table:table-cell office:value-type="string" calcext:value-type="string">
            <text:p>[[1/2,1,1],[.2,3.,0.5],[e1,1e,1e2],[1,1,1]]</text:p>
          </table:table-cell>
          <table:covered-table-cell table:number-columns-repeated="2"/>
          <table:covered-table-cell table:style-name="ce1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覆盖有效等价类29</text:p>
          </table:table-cell>
          <table:table-cell office:value-type="string" calcext:value-type="string">
            <text:p>rrr</text:p>
          </table:table-cell>
          <table:table-cell office:value-type="string" calcext:value-type="string">
            <text:p>3、3</text:p>
          </table:table-cell>
          <table:table-cell office:value-type="string" calcext:value-type="string">
            <text:p>[[1,1,1],[0,2,0],[1,0,0]]</text:p>
          </table:table-cell>
          <table:table-cell table:number-columns-repeated="2" table:style-name="ce12" office:value-type="string" calcext:value-type="string">
            <text:p>[[0,0,1],[0,0.5,0],[1,-0.5,-1]]</text:p>
          </table:table-cell>
          <table:table-cell table:style-name="ce16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覆盖无效等价类29</text:p>
          </table:table-cell>
          <table:table-cell office:value-type="string" calcext:value-type="string">
            <text:p>rrr</text:p>
          </table:table-cell>
          <table:table-cell office:value-type="string" calcext:value-type="string">
            <text:p>3、3</text:p>
          </table:table-cell>
          <table:table-cell office:value-type="string" calcext:value-type="string">
            <text:p>[[1,1,1],[0,2,0],[1,0,0]]</text:p>
          </table:table-cell>
          <table:table-cell table:number-columns-repeated="2" table:style-name="ce12" office:value-type="string" calcext:value-type="string">
            <text:p>[[1,0,0],[0,1,0],[0,0,1]]，3</text:p>
          </table:table-cell>
          <table:table-cell table:style-name="ce16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边界值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3、3</text:p>
          </table:table-cell>
          <table:table-cell office:value-type="string" calcext:value-type="string">
            <text:p>[[],[],[]]</text:p>
          </table:table-cell>
          <table:table-cell table:number-columns-repeated="2" table:style-name="ce12" office:value-type="string" calcext:value-type="string">
            <text:p>提示请输入矩阵</text:p>
          </table:table-cell>
          <table:table-cell table:style-name="ce16"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00/00/00</text:date>, <text:time style:data-style-name="N2" text:time-value="12:07:34.205587126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